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Udemy Sans1" svg:font-family="'Udemy Sans', apple-system, BlinkMacSystemFont, Roboto, 'Segoe UI', Helvetica, Arial, sans-serif, 'Apple Color Emoji', 'Segoe UI Emoji', 'Segoe UI Symbol'"/>
  </office:font-face-decls>
  <office:automatic-styles>
    <style:style style:name="P1" style:family="paragraph" style:parent-style-name="Preformatted_20_Text">
      <loext:graphic-properties draw:fill="solid" draw:fill-color="#f6f7f9" draw:opacity="100%"/>
      <style:paragraph-properties fo:margin-left="0cm" fo:margin-right="0cm" fo:margin-top="0cm" fo:margin-bottom="0cm" style:contextual-spacing="false" fo:line-height="140%" fo:text-align="justify" style:justify-single-word="false" fo:orphans="2" fo:widows="2" fo:text-indent="0cm" style:auto-text-indent="false" fo:background-color="#f6f7f9" fo:padding="0.049cm" fo:border="0.06pt solid #d1d2e0"/>
    </style:style>
    <style:style style:name="P2" style:family="paragraph" style:parent-style-name="Preformatted_20_Text">
      <loext:graphic-properties draw:fill="solid" draw:fill-color="#f6f7f9" draw:opacity="100%"/>
      <style:paragraph-properties fo:margin-left="0cm" fo:margin-right="0cm" fo:margin-top="0cm" fo:margin-bottom="0cm" style:contextual-spacing="false" fo:line-height="140%" fo:text-align="justify" style:justify-single-word="false" fo:orphans="2" fo:widows="2" fo:text-indent="0cm" style:auto-text-indent="false" fo:background-color="#f6f7f9" fo:padding="0.049cm" fo:border="0.06pt solid #d1d2e0"/>
      <style:text-properties style:font-name="Liberation Mono" fo:font-size="9pt" style:font-size-asian="9pt" style:font-size-complex="9pt"/>
    </style:style>
    <style:style style:name="P3"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4"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name-asian="Udemy Sans" style:font-size-asian="9pt" style:font-style-asian="normal" style:font-weight-asian="normal" style:font-name-complex="Udemy Sans" style:font-size-complex="9pt" style:font-style-complex="normal" style:font-weight-complex="normal" loext:padding="0.049cm" loext:border="0.06pt solid #d1d2e0"/>
    </style:style>
    <style:style style:name="P5"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bold" fo:background-color="#f6f7f9"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6" style:family="paragraph" style:parent-style-name="Standard">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7"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303141" loext:opacity="100%" style:font-name="Liberation Mono" fo:font-size="9pt" fo:letter-spacing="normal" fo:font-style="normal" fo:font-weight="normal" fo:background-color="#ffeceb"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8"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595c73" loext:opacity="100%" style:font-name="Liberation Mono" fo:font-size="9pt" fo:letter-spacing="normal" fo:font-style="normal" fo:font-weight="normal"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9"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595c73" loext:opacity="100%" style:font-name="Liberation Mono" fo:font-size="9pt" fo:letter-spacing="normal" fo:font-style="normal" fo:font-weight="bold"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10"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style:font-name="Liberation Mono" fo:font-size="9pt" fo:letter-spacing="normal" fo:font-weight="bold" style:font-size-asian="9pt" style:font-size-complex="9pt" loext:padding="0cm" loext:border="none"/>
    </style:style>
    <style:style style:name="P11" style:family="paragraph" style:parent-style-name="Standard">
      <style:paragraph-properties fo:margin-left="0cm" fo:margin-right="0cm" fo:margin-top="0cm" fo:margin-bottom="0cm" style:contextual-spacing="false" fo:line-height="120%" fo:text-align="justify" style:justify-single-word="false" fo:orphans="2" fo:widows="2" fo:text-indent="0cm" style:auto-text-indent="false"/>
      <style:text-properties style:font-name="Liberation Mono" fo:font-size="9pt" fo:letter-spacing="normal" fo:font-weight="bold" officeooo:paragraph-rsid="001d00b2" style:font-size-asian="9pt" style:font-size-complex="9pt" loext:padding="0.049cm" loext:border="0.06pt solid #d1d2e0"/>
    </style:style>
    <style:style style:name="P12" style:family="paragraph" style:parent-style-name="Standard">
      <style:paragraph-properties fo:margin-left="0cm" fo:margin-right="0cm" fo:margin-top="0cm" fo:margin-bottom="0cm" style:contextual-spacing="false" fo:text-align="justify" style:justify-single-word="false" fo:orphans="18" fo:widows="2" fo:text-indent="0cm" style:auto-text-indent="false"/>
      <style:text-properties style:font-name="Liberation Mono" fo:font-size="9pt" fo:font-weight="bold" style:font-size-asian="9pt" style:font-size-complex="9pt" loext:padding="0cm" loext:border="none"/>
    </style:style>
    <style:style style:name="P13"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6f7f9" style:font-size-asian="9pt" style:font-size-complex="9pt" loext:padding="0cm" loext:border="none"/>
    </style:style>
    <style:style style:name="P14"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eceb"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15"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ebfaf4"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1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ebfaf4"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17"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18"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19" style:family="paragraph" style:parent-style-name="Text_20_body" style:list-style-name="L1">
      <style:paragraph-properties fo:margin-left="0cm" fo:margin-right="0cm" fo:margin-top="0cm" fo:margin-bottom="0cm" style:contextual-spacing="false" fo:line-height="140%" fo:text-align="justify" style:justify-single-word="false" fo:orphans="60"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20"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normal" fo:background-color="#ffffff" style:font-size-asian="9pt" style:font-size-complex="9pt" loext:padding="0cm" loext:border="none"/>
    </style:style>
    <style:style style:name="P21"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ebfaf4"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2"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feceb"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3"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fffff" style:font-size-asian="9pt" style:font-size-complex="9pt" loext:padding="0cm" loext:border="none"/>
    </style:style>
    <style:style style:name="P24"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fffff" style:font-size-asian="9pt" style:font-size-complex="9pt" loext:padding="0cm" loext:border="none"/>
    </style:style>
    <style:style style:name="P25"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fffff" style:font-size-asian="9pt" style:font-weight-asian="bold" style:font-size-complex="9pt" style:font-weight-complex="bold" loext:padding="0cm" loext:border="none"/>
    </style:style>
    <style:style style:name="P26"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transparent"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27"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transparent" style:font-name-asian="Udemy Sans" style:font-size-asian="9pt" style:font-style-asian="normal" style:font-weight-asian="bold" style:font-name-complex="Udemy Sans" style:font-size-complex="9pt" style:font-style-complex="normal" style:font-weight-complex="bold" loext:padding="0cm" loext:border="none"/>
    </style:style>
    <style:style style:name="P28"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29"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officeooo:paragraph-rsid="001bcd34" fo:background-color="#f6f7f9" style:font-size-asian="9pt" style:font-size-complex="9pt" loext:padding="0cm" loext:border="none"/>
    </style:style>
    <style:style style:name="P30"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31"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03141" loext:opacity="100%" style:font-name="Liberation Mono" fo:font-size="9pt" fo:letter-spacing="normal" fo:font-style="normal" fo:font-weight="bold" fo:background-color="#f6f7f9" style:font-size-asian="9pt" style:font-size-complex="9pt" loext:padding="0cm" loext:border="none"/>
    </style:style>
    <style:style style:name="P32"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303141" loext:opacity="100%" style:font-name="Liberation Mono" fo:font-size="9pt" fo:letter-spacing="normal" fo:background-color="#ffffff" style:font-size-asian="9pt" style:font-size-complex="9pt" loext:padding="0cm" loext:border="none"/>
    </style:style>
    <style:style style:name="P33"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text-properties fo:font-variant="normal" fo:text-transform="none" fo:color="#303141" loext:opacity="100%" style:font-name="Liberation Mono" fo:font-size="9pt" fo:letter-spacing="normal" fo:background-color="#ffffff" style:font-size-asian="9pt" style:font-size-complex="9pt" loext:padding="0cm" loext:border="none"/>
    </style:style>
    <style:style style:name="P34"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595c73" loext:opacity="100%" style:font-name="Liberation Mono" fo:font-size="9pt" fo:letter-spacing="normal" fo:font-style="normal" fo:font-weight="normal"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5"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595c73" loext:opacity="100%" style:font-name="Liberation Mono" fo:font-size="9pt" fo:letter-spacing="normal" fo:font-style="normal" fo:font-weight="normal"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6"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595c73" loext:opacity="100%" style:font-name="Liberation Mono" fo:font-size="9pt" fo:letter-spacing="normal" fo:font-style="normal" fo:font-weight="bold"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7"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font-variant="normal" fo:text-transform="none" fo:color="#595c73" loext:opacity="100%" style:font-name="Liberation Mono" fo:font-size="9pt" fo:letter-spacing="normal" fo:font-style="normal" fo:font-weight="bold" officeooo:paragraph-rsid="001bcd34"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8"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595c73" loext:opacity="100%" style:font-name="Liberation Mono" fo:font-size="9pt" fo:letter-spacing="normal" fo:font-style="normal" fo:font-weight="bold" fo:background-color="#ffffff"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P39"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officeooo:paragraph-rsid="001bcd34"/>
    </style:style>
    <style:style style:name="P42"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officeooo:paragraph-rsid="001d00b2"/>
    </style:style>
    <style:style style:name="P43"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officeooo:paragraph-rsid="001d00b2"/>
    </style:style>
    <style:style style:name="P44"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officeooo:paragraph-rsid="001ec32d"/>
    </style:style>
    <style:style style:name="P45"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style:style>
    <style:style style:name="P47"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1d00b2"/>
    </style:style>
    <style:style style:name="P48"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officeooo:paragraph-rsid="001ec32d"/>
    </style:style>
    <style:style style:name="P49"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style:font-name="Liberation Mono" fo:font-size="9pt" fo:font-weight="normal" style:font-size-asian="9pt" style:font-size-complex="9pt" loext:padding="0cm" loext:border="none"/>
    </style:style>
    <style:style style:name="P51"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style:font-size-asian="9pt" style:font-size-complex="9pt" loext:padding="0cm" loext:border="none"/>
    </style:style>
    <style:style style:name="P52"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officeooo:paragraph-rsid="001d00b2" style:font-size-asian="9pt" style:font-size-complex="9pt" loext:padding="0cm" loext:border="none"/>
    </style:style>
    <style:style style:name="P53"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style:font-name="Liberation Mono" fo:font-size="9pt" fo:letter-spacing="normal" fo:font-weight="bold" officeooo:paragraph-rsid="001ec32d" style:font-size-asian="9pt" style:font-size-complex="9pt" loext:padding="0cm" loext:border="none"/>
    </style:style>
    <style:style style:name="P54" style:family="paragraph" style:parent-style-name="Text_20_body">
      <style:paragraph-properties fo:margin-left="0cm" fo:margin-right="0cm" fo:margin-top="0cm" fo:margin-bottom="0cm" style:contextual-spacing="false" fo:line-height="140%" fo:text-align="justify" style:justify-single-word="false" fo:orphans="18" fo:widows="2" fo:text-indent="0cm" style:auto-text-indent="false" fo:padding="0cm" fo:border="none"/>
      <style:text-properties style:font-name="Liberation Mono" fo:font-size="9pt" fo:font-weight="bold" style:font-size-asian="9pt" style:font-size-complex="9pt" loext:padding="0cm" loext:border="none"/>
    </style:style>
    <style:style style:name="P55"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style:font-name="Liberation Mono" fo:font-size="9pt" style:font-size-asian="9pt" style:font-size-complex="9pt"/>
    </style:style>
    <style:style style:name="T1" style:family="text">
      <style:text-properties fo:color="#d51c0f" loext:opacity="100%"/>
    </style:style>
    <style:style style:name="T2" style:family="text">
      <style:text-properties loext:padding="0cm" loext:border="none"/>
    </style:style>
    <style:style style:name="T3" style:family="text">
      <style:text-properties fo:background-color="#ffffff" loext:char-shading-value="0" loext:padding="0.049cm" loext:border="0.06pt solid #d1d2e0"/>
    </style:style>
    <style:style style:name="T4" style:family="text">
      <style:text-properties fo:font-variant="normal" fo:text-transform="none" fo:color="#303141" loext:opacity="100%" style:font-name="Liberation Mono" fo:font-size="9pt" fo:letter-spacing="normal" fo:font-style="normal" fo:font-weight="normal" fo:background-color="#ffffff" loext:char-shading-value="0" style:font-size-asian="9pt" style:font-size-complex="9pt" loext:padding="0cm" loext:border="none"/>
    </style:style>
    <style:style style:name="T5" style:family="text">
      <style:text-properties fo:font-variant="normal" fo:text-transform="none" fo:color="#303141" loext:opacity="100%" style:font-name="Liberation Mono" fo:font-size="9pt" fo:letter-spacing="normal" fo:font-style="normal" fo:font-weight="normal" officeooo:rsid="001bcd34" fo:background-color="#f6f7f9" loext:char-shading-value="0"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T6" style:family="text">
      <style:text-properties fo:font-variant="normal" fo:text-transform="none" fo:color="#303141" loext:opacity="100%" style:font-name="Liberation Mono" fo:font-size="9pt" fo:letter-spacing="normal" fo:font-style="normal" fo:font-weight="normal" fo:background-color="#ebfaf4" loext:char-shading-value="0" style:font-name-asian="Udemy Sans" style:font-size-asian="9pt" style:font-style-asian="normal" style:font-weight-asian="normal" style:font-name-complex="Udemy Sans" style:font-size-complex="9pt" style:font-style-complex="normal" style:font-weight-complex="normal" loext:padding="0cm" loext:border="none"/>
    </style:style>
    <style:style style:name="T7" style:family="text">
      <style:text-properties fo:font-variant="normal" fo:text-transform="none" fo:color="#303141" loext:opacity="100%" style:font-name="Liberation Mono" fo:font-size="9pt" fo:letter-spacing="normal" fo:font-style="normal" fo:font-weight="normal" fo:background-color="transparent" loext:char-shading-value="0" style:font-size-asian="9pt" style:font-size-complex="9pt" loext:padding="0cm" loext:border="none"/>
    </style:style>
    <style:style style:name="T8" style:family="text">
      <style:text-properties fo:font-variant="normal" fo:text-transform="none" fo:color="#303141" loext:opacity="100%" style:font-name="Liberation Mono" fo:font-size="9pt" fo:letter-spacing="normal" fo:font-style="normal" fo:font-weight="bold" fo:background-color="#ffffff" loext:char-shading-value="0" style:font-size-asian="9pt" style:font-weight-asian="bold" style:font-size-complex="9pt" style:font-weight-complex="bold" loext:padding="0cm" loext:border="none"/>
    </style:style>
    <style:style style:name="T9" style:family="text">
      <style:text-properties fo:font-variant="normal" fo:text-transform="none" fo:color="#303141" loext:opacity="100%" style:font-name="Liberation Mono" fo:font-size="9pt" fo:letter-spacing="normal" fo:font-style="normal" fo:font-weight="bold" officeooo:rsid="001bcd34" fo:background-color="#ffffff" loext:char-shading-value="0" style:font-size-asian="9pt" style:font-weight-asian="bold" style:font-size-complex="9pt" style:font-weight-complex="bold" loext:padding="0cm" loext:border="none"/>
    </style:style>
    <style:style style:name="T10" style:family="text">
      <style:text-properties fo:font-variant="normal" fo:text-transform="none" fo:color="#303141" loext:opacity="100%" style:font-name="Liberation Mono" fo:font-size="9pt" fo:letter-spacing="normal" fo:font-style="normal" fo:font-weight="bold" fo:background-color="#ffffff" loext:char-shading-value="0" style:font-size-asian="9pt" style:font-size-complex="9pt" loext:padding="0cm" loext:border="none"/>
    </style:style>
    <style:style style:name="T11" style:family="text">
      <style:text-properties fo:font-variant="normal" fo:text-transform="none" fo:color="#303141" loext:opacity="100%" style:font-name="Liberation Mono" fo:font-size="9pt" fo:letter-spacing="normal" fo:background-color="#ffffff" loext:char-shading-value="0" style:font-size-asian="9pt" style:font-size-complex="9pt" loext:padding="0cm" loext:border="none"/>
    </style:style>
    <style:style style:name="T12" style:family="text">
      <style:text-properties fo:font-variant="normal" fo:text-transform="none" fo:color="#303141" loext:opacity="100%" style:font-name="Liberation Mono" fo:font-size="9pt" fo:letter-spacing="normal" fo:background-color="transparent" loext:char-shading-value="0" style:font-size-asian="9pt" style:font-size-complex="9pt" loext:padding="0cm" loext:border="none"/>
    </style:style>
    <style:style style:name="T13" style:family="text">
      <style:text-properties fo:font-variant="normal" fo:text-transform="none" fo:color="#303141" loext:opacity="100%" fo:font-style="normal" officeooo:rsid="001d00b2" fo:background-color="#f6f7f9" loext:char-shading-value="0" style:font-name-asian="Udemy Sans" style:font-style-asian="normal" style:font-weight-asian="normal" style:font-name-complex="Udemy Sans" style:font-style-complex="normal" style:font-weight-complex="normal" loext:padding="0cm" loext:border="none"/>
    </style:style>
    <style:style style:name="T14" style:family="text">
      <style:text-properties fo:font-variant="normal" fo:text-transform="none" fo:color="#303141" loext:opacity="100%" fo:font-style="normal" officeooo:rsid="001d00b2" fo:background-color="#f6f7f9" loext:char-shading-value="0" style:font-name-asian="Udemy Sans" style:font-style-asian="normal" style:font-weight-asian="normal" style:font-name-complex="Udemy Sans" style:font-style-complex="normal" style:font-weight-complex="normal" loext:padding="0.049cm" loext:border="0.06pt solid #d1d2e0"/>
    </style:style>
    <style:style style:name="T15" style:family="text">
      <style:text-properties fo:font-variant="normal" fo:text-transform="none" fo:color="#6d28d2" loext:opacity="100%" style:font-name="Liberation Mono" fo:font-size="9pt" fo:letter-spacing="normal" fo:font-style="normal" style:text-underline-style="solid" style:text-underline-width="auto" style:text-underline-color="font-color" fo:font-weight="normal" fo:background-color="#ffffff" loext:char-shading-value="0" style:font-size-asian="9pt" style:font-size-complex="9pt" loext:padding="0cm" loext:border="none"/>
    </style:style>
    <style:style style:name="T16" style:family="text">
      <style:text-properties fo:font-variant="normal" fo:text-transform="none" fo:color="#c4710d" loext:opacity="100%" style:font-name="Liberation Mono" fo:font-size="9pt" fo:letter-spacing="normal" fo:font-style="normal" fo:font-weight="normal" fo:background-color="#ffffff" loext:char-shading-value="0" style:font-size-asian="9pt" style:font-size-complex="9pt" loext:padding="0.049cm" loext:border="0.06pt solid #d1d2e0"/>
    </style:style>
    <style:style style:name="T17" style:family="text">
      <style:text-properties fo:font-variant="normal" fo:text-transform="none" fo:color="#c4710d" loext:opacity="100%" style:font-name="Liberation Mono" fo:font-size="9pt" fo:letter-spacing="normal" fo:font-style="normal" fo:font-weight="bold" fo:background-color="#ffffff" loext:char-shading-value="0" style:font-size-asian="9pt" style:font-weight-asian="bold" style:font-size-complex="9pt" style:font-weight-complex="bold" loext:padding="0.049cm" loext:border="0.06pt solid #d1d2e0"/>
    </style:style>
    <style:style style:name="T18" style:family="text">
      <style:text-properties fo:font-variant="normal" fo:text-transform="none" style:use-window-font-color="true" loext:opacity="0%" style:font-name="Liberation Mono" fo:font-style="normal" fo:font-weight="normal" officeooo:rsid="001d00b2" fo:background-color="transparent" loext:char-shading-value="0" style:font-name-asian="Udemy Sans" style:font-style-asian="normal" style:font-weight-asian="normal" style:font-name-complex="Udemy Sans" style:font-style-complex="normal" style:font-weight-complex="normal"/>
    </style:style>
    <style:style style:name="T19" style:family="text">
      <style:text-properties fo:color="#c4710d" loext:opacity="100%" style:font-name="Liberation Mono" fo:font-size="9pt" fo:letter-spacing="normal" fo:font-weight="bold" fo:background-color="#ffffff" loext:char-shading-value="0" style:font-size-asian="9pt" style:font-size-complex="9pt" loext:padding="0.049cm" loext:border="0.06pt solid #d1d2e0"/>
    </style:style>
    <style:style style:name="T20" style:family="text">
      <style:text-properties fo:color="#206241" loext:opacity="100%"/>
    </style:style>
    <style:style style:name="T21" style:family="text">
      <style:text-properties style:font-name="Liberation Mono" fo:font-size="9pt" fo:font-weight="normal" style:font-size-asian="9pt" style:font-size-complex="9pt" loext:padding="0cm" loext:border="none"/>
    </style:style>
    <style:style style:name="T22" style:family="text">
      <style:text-properties style:font-name="Liberation Mono" fo:font-size="9pt" fo:font-weight="normal" fo:background-color="#d1d2e0" loext:char-shading-value="0" style:font-size-asian="9pt" style:font-size-complex="9pt" loext:padding="0cm" loext:border="none"/>
    </style:style>
    <style:style style:name="T23" style:family="text">
      <style:text-properties style:font-name="Liberation Mono" fo:font-size="9pt" fo:letter-spacing="normal" fo:font-weight="bold" style:font-size-asian="9pt" style:font-size-complex="9pt" loext:padding="0cm" loext:border="none"/>
    </style:style>
    <style:style style:name="T24" style:family="text">
      <style:text-properties style:font-name="Liberation Mono" fo:font-size="9pt" fo:letter-spacing="normal" fo:font-weight="bold" officeooo:rsid="001bcd34" style:font-size-asian="9pt" style:font-size-complex="9pt" loext:padding="0cm" loext:border="none"/>
    </style:style>
    <style:style style:name="T25" style:family="text">
      <style:text-properties style:font-name="Liberation Mono" fo:font-size="9pt" fo:letter-spacing="normal" fo:font-weight="bold" officeooo:rsid="001ec32d" style:font-size-asian="9pt" style:font-size-complex="9pt" loext:padding="0cm" loext:border="none"/>
    </style:style>
    <style:style style:name="T26" style:family="text">
      <style:text-properties officeooo:rsid="001bcd34"/>
    </style:style>
    <style:style style:name="T27" style:family="text">
      <style:text-properties officeooo:rsid="001d00b2"/>
    </style:style>
    <style:style style:name="T28" style:family="text">
      <style:text-properties style:use-window-font-color="true" loext:opacity="0%" fo:background-color="transparent" loext:char-shading-value="0"/>
    </style:style>
    <style:style style:name="T29" style:family="text">
      <style:text-properties officeooo:rsid="001ec32d"/>
    </style:style>
    <style:style style:name="T30" style:family="text">
      <style:text-properties officeooo:rsid="0020f0d2"/>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ergunta 1</text:p>
      <text:p text:style-name="P3"/>
      <text:section text:style-name="Sect1" text:name="question-prompt">
        <text:p text:style-name="P50">Uma empresa de serviços financeiros tradicionalmente opera com um data center local e gostaria de criar uma estratégia de recuperação de desastres aproveitando a Nuvem AWS.</text:p>
        <text:p text:style-name="P13">Como um Solutions Architect, você gostaria de garantir que uma versão reduzida de um ambiente totalmente funcional esteja sempre em execução na nuvem da AWS e, em caso de desastre, o tempo de recuperação seja mantido no mínimo. Qual estratégia de recuperação de desastre é essa?</text:p>
      </text:section>
      <text:section text:style-name="Sect1" text:name="Seção3">
        <text:p text:style-name="P51"><text:bookmark text:name="answer-text Copia 2"/><text:span text:style-name="T26">R: </text:span>Espera Quente</text:p>
      </text:section>
      <text:section text:style-name="Sect1" text:name="overall-explanation">
        <text:p text:style-name="P21"/>
        <text:p text:style-name="P28"/>
      </text:section>
      <text:p text:style-name="P3">Pergunta 2</text:p>
      <text:p text:style-name="P3"/>
      <text:section text:style-name="Sect1" text:name="Seção4">
        <text:p text:style-name="P50"><text:bookmark text:name="question-prompt"/>Uma pequena empresa de locação tinha 5 funcionários, todos trabalhando na mesma conta de nuvem da AWS. Esses funcionários implantaram seus aplicativos desenvolvidos para diversas funções, incluindo faturamento, operações, finanças, etc. Cada um desses funcionários operava em sua própria VPC. Agora, é necessário conectar essas VPCs para que os aplicativos possam se comunicar entre si.</text:p>
        <text:p text:style-name="P13">Qual das seguintes opções é a solução MAIS econômica para este caso de uso?</text:p>
      </text:section>
      <text:section text:style-name="Sect1" text:name="Seção5">
        <text:p text:style-name="P51"><text:bookmark text:name="answer-text Copia 3"/><text:span text:style-name="T26">R: </text:span>Use uma conexão de peering VPC</text:p>
      </text:section>
      <text:section text:style-name="Sect1" text:name="Seção6">
        <text:p text:style-name="P51"/>
      </text:section>
      <text:section text:style-name="Sect1" text:name="Seção9">
        <text:p text:style-name="P29"/>
      </text:section>
      <text:p text:style-name="P3">Pergunta 3</text:p>
      <text:p text:style-name="P3"/>
      <text:section text:style-name="Sect1" text:name="Seção10">
        <text:p text:style-name="P39"><text:bookmark text:name="question-prompt Copia 1"/><text:span text:style-name="T21">Como arquiteto de soluções, você criou uma solução que utiliza um Application Load Balancer com stickiness e um Auto Scaling Group (ASG). O Auto Scaling Group abrange 2 Availability Zones (AZs). </text:span><text:span text:style-name="Source_20_Text"><text:span text:style-name="T22">AZ-A</text:span></text:span><text:span text:style-name="T21">tem 3 instâncias do Amazon EC2 e </text:span><text:span text:style-name="Source_20_Text"><text:span text:style-name="T22">AZ-B</text:span></text:span><text:span text:style-name="T21">tem 4 instâncias do Amazon EC2. O Auto Scaling Group está prestes a entrar em um evento de scale-in devido ao acionamento de um alarme do Amazon CloudWatch.</text:span></text:p>
        <text:p text:style-name="P13">O que acontecerá na configuração padrão do Grupo de Dimensionamento Automático?</text:p>
      </text:section>
      <text:section text:style-name="Sect1" text:name="Seção13">
        <text:p text:style-name="P49"><text:bookmark text:name="answer-text Copia 9"/><text:span text:style-name="T24">R: </text:span><text:span text:style-name="T23">A instância com o modelo de inicialização ou configuração de inicialização mais antigo será encerrada em</text:span><text:span text:style-name="Source_20_Text"><text:span text:style-name="T19">AZ-B</text:span></text:span></text:p>
      </text:section>
      <text:section text:style-name="Sect1" text:name="Seção14">
        <text:p text:style-name="P49"><text:span text:style-name="T6"/></text:p>
      </text:section>
      <text:p text:style-name="P3">Pergunta 4</text:p>
      <text:p text:style-name="P3"/>
      <text:section text:style-name="Sect1" text:name="Seção16">
        <text:p text:style-name="P50"><text:bookmark text:name="question-prompt Copia 2"/>Uma empresa de comércio eletrônico rastreia os cliques dos usuários em seu site principal e realiza análises para fornecer recomendações de produtos quase em tempo real. Uma instância do Amazon EC2 recebe dados do site e os envia para uma instância do Amazon Aurora Database. Outra instância do Amazon EC2 verifica continuamente as alterações no banco de dados e executa consultas SQL para fornecer recomendações. Agora, a empresa deseja um redesenho para desacoplar e escalar a infraestrutura. A solução deve garantir que os dados possam ser analisados ​​em tempo real sem perda de dados, mesmo quando a empresa observa grandes picos de tráfego.</text:p>
        <text:p text:style-name="P13">O que você recomendaria como Arquiteto de Soluções Certificado pela AWS - Associado?</text:p>
      </text:section>
      <text:section text:style-name="Sect1" text:name="Seção17">
        <text:p text:style-name="P51"><text:bookmark text:name="answer-text Copia 11"/><text:span text:style-name="T26">R: </text:span>Utilize o Amazon Kinesis Data Streams para capturar os dados do site e inseri-los no Amazon Kinesis Data Analytics, que pode consultá-los em tempo real. Por fim, o feed analisado é enviado ao Amazon Kinesis Data Firehose para persistir os dados no Amazon S3.</text:p>
      </text:section>
      <text:section text:style-name="Sect1" text:name="Seção18">
        <text:p text:style-name="P34"/>
      </text:section>
      <text:p text:style-name="P3">Pergunta 5</text:p>
      <text:p text:style-name="P3"/>
      <text:section text:style-name="Sect1" text:name="Seção22">
        <text:p text:style-name="P50"><text:bookmark text:name="question-prompt Copia 3"/>Uma empresa desenvolveu uma aplicação serverless usando o Amazon API Gateway e o AWS Lambda. O backend utiliza um banco de dados MySQL do Amazon Aurora. A aplicação web foi lançada inicialmente nas Américas e a empresa agora gostaria de expandi-la para a Europa, onde uma versão somente leitura estará disponível para melhorar a latência. Você planeja implantar o Amazon API Gateway e o AWS Lambda usando o AWS CloudFormation, mas gostaria de ter uma cópia somente leitura dos seus dados também na Europa.</text:p>
        <text:p text:style-name="P13">Como arquiteto de soluções, o que você recomenda?</text:p>
      </text:section>
      <text:section text:style-name="Sect1" text:name="Seção26">
        <text:p text:style-name="P51"><text:bookmark text:name="answer-text Copia 18"/><text:span text:style-name="T26">R: </text:span>Use réplicas de leitura do Amazon Aurora</text:p>
        <text:p text:style-name="P51"/>
      </text:section>
      <text:p text:style-name="P3">Pergunta 6</text:p>
      <text:p text:style-name="P3"/>
      <text:section text:style-name="Sect1" text:name="Seção28">
        <text:p text:style-name="P50"><text:bookmark text:name="question-prompt Copia 4"/><text:soft-page-break/>Você começou um novo emprego como arquiteto de soluções em uma empresa que tem especialistas em AWS e pessoas aprendendo AWS. Recentemente, um desenvolvedor configurou incorretamente um banco de dados Amazon RDS recém-criado, o que resultou em uma interrupção da produção.</text:p>
        <text:p text:style-name="P13">Como você pode garantir que as práticas recomendadas específicas do Amazon RDS sejam incorporadas em um modelo de infraestrutura reutilizável para ser usado por todos os seus usuários da AWS?</text:p>
      </text:section>
      <text:section text:style-name="Sect1" text:name="Seção31">
        <text:p text:style-name="P51"><text:bookmark text:name="answer-text Copia 21"/><text:span text:style-name="T27">R: </text:span>Use o AWS CloudFormation para gerenciar bancos de dados do Amazon RDS</text:p>
      </text:section>
      <text:section text:style-name="Sect1" text:name="Seção32">
        <text:p text:style-name="P38"/>
      </text:section>
      <text:p text:style-name="P3">Pergunta 7</text:p>
      <text:section text:style-name="Sect1" text:name="Seção34">
        <text:p text:style-name="P50"/>
        <text:p text:style-name="P50"><text:bookmark text:name="question-prompt Copia 5"/>Você trabalha como arquiteto da AWS para uma instalação de monitoramento meteorológico. Você precisa configurar um mecanismo de Recuperação de Desastres (DR) com custos mínimos. Em caso de falha, a instalação só pode suportar uma perda de dados de aproximadamente 15 minutos sem comprometer os modelos de previsão.</text:p>
        <text:p text:style-name="P13">Como arquiteto de soluções, qual método de DR você sugeriria?</text:p>
      </text:section>
      <text:section text:style-name="Sect1" text:name="Seção37">
        <text:p text:style-name="P51"><text:bookmark text:name="answer-text Copia 25"/><text:span text:style-name="T27">R: </text:span>Luz piloto</text:p>
      </text:section>
      <text:p text:style-name="P10"/>
      <text:p text:style-name="P3">Pergunta 8</text:p>
      <text:section text:style-name="Sect1" text:name="Seção40">
        <text:p text:style-name="P50"/>
        <text:p text:style-name="P50"><text:bookmark text:name="question-prompt Copia 6"/>A lógica de negócios de uma empresa é baseada em vários microsserviços executados no data center local. Atualmente, eles se comunicam por meio de um agente de mensagens compatível com o protocolo MQTT. A empresa está considerando migrar esses aplicativos e o agente de mensagens para a Nuvem AWS sem alterar a lógica do aplicativo.</text:p>
        <text:p text:style-name="P13">Qual tecnologia permite que você obtenha um agente de mensagens gerenciado que suporta o protocolo MQTT?</text:p>
      </text:section>
      <text:section text:style-name="Sect1" text:name="Seção42">
        <text:p text:style-name="P51"><text:bookmark text:name="answer-text Copia 28"/><text:span text:style-name="T27">R: </text:span>Amazon MQ</text:p>
      </text:section>
      <text:section text:style-name="Sect1" text:name="Seção45">
        <text:p text:style-name="P36"/>
      </text:section>
      <text:p text:style-name="P3">Pergunta 9</text:p>
      <text:section text:style-name="Sect1" text:name="Seção46">
        <text:p text:style-name="P50"/>
        <text:p text:style-name="P50"><text:bookmark text:name="question-prompt Copia 7"/>A equipe de engenharia de uma empresa de mídia social migrou recentemente para a AWS Cloud de seu data center local. A equipe está avaliando o Amazon CloudFront para ser usado como um CDN para seu aplicativo principal. A equipe contratou você como um AWS Certified Solutions Architect – Associate para aconselhar sobre os recursos do Amazon CloudFront em roteamento, segurança e alta disponibilidade.</text:p>
        <text:p text:style-name="P13">Qual das seguintes opções você identificaria como correta em relação ao Amazon CloudFront? (Selecione três)</text:p>
      </text:section>
      <text:section text:style-name="Sect1" text:name="Seção49">
        <text:p text:style-name="P51"><text:bookmark text:name="answer-text Copia 33"/><text:span text:style-name="T27">R: </text:span>O Amazon CloudFront pode rotear para várias origens com base no tipo de conteúdo</text:p>
      </text:section>
      <text:p text:style-name="P11"><text:span text:style-name="T13"/></text:p>
      <text:p text:style-name="P11"><text:span text:style-name="T13">R: </text:span><text:span text:style-name="T2">Use um grupo de origem com origens primárias e secundárias para configurar o Amazon CloudFront para alta disponibilidade e failover</text:span></text:p>
      <text:p text:style-name="P4"/>
      <text:section text:style-name="Sect1" text:name="Seção51">
        <text:p text:style-name="P51"><text:bookmark text:name="answer-text Copia 35"/><text:span text:style-name="T27">R: </text:span>Use criptografia em nível de campo no Amazon CloudFront para proteger dados confidenciais para conteúdo específico</text:p>
      </text:section>
      <text:p text:style-name="P10"/>
      <text:p text:style-name="P3">Pergunta 10</text:p>
      <text:section text:style-name="Sect1" text:name="Seção54">
        <text:p text:style-name="P50"><text:bookmark text:name="question-prompt Copia 8"/>Uma empresa de compartilhamento de viagens quer aprimorar o sistema de rastreamento de viagens que armazena as coordenadas GPS de todas as viagens. A equipe de engenharia da empresa busca um banco de dados NoSQL com latência de um dígito em milissegundos, escalável horizontalmente e sem servidor, para que seja possível realizar consultas de alta frequência com confiabilidade.</text:p>
        <text:p text:style-name="P13">Como arquiteto de soluções, qual banco de dados você recomenda para atender às necessidades deles?</text:p>
      </text:section>
      <text:section text:style-name="Sect1" text:name="Seção57">
        <text:p text:style-name="P51"><text:bookmark text:name="answer-text Copia 39"/><text:span text:style-name="T27">R: </text:span>Amazon DynamoDB</text:p>
      </text:section>
      <text:section text:style-name="Sect1" text:name="Seção58">
        <text:p text:style-name="P16"/>
      </text:section>
      <text:p text:style-name="P3">Pergunta 11</text:p>
      <text:p text:style-name="P3"/>
      <text:section text:style-name="Sect1" text:name="Seção60">
        <text:p text:style-name="P50"><text:bookmark text:name="question-prompt Copia 9"/>Por motivos de segurança, uma equipe de desenvolvimento decidiu implantar as instâncias do Amazon EC2 em uma sub-rede privada. A equipe planeja usar endpoints VPC para que as instâncias possam acessar alguns serviços da AWS com segurança. Os membros da equipe gostariam de saber mais sobre os dois serviços da AWS que oferecem suporte a endpoints de gateway.</text:p>
        <text:p text:style-name="P13"><text:soft-page-break/>Como arquiteto de soluções, qual dos seguintes serviços você sugeriria para esse requisito? (Selecione dois)</text:p>
      </text:section>
      <text:section text:style-name="Sect1" text:name="Seção61">
        <text:p text:style-name="P51"><text:bookmark text:name="answer-text Copia 41"/><text:span text:style-name="T27">R: </text:span>Amazon S3</text:p>
      </text:section>
      <text:section text:style-name="Sect1" text:name="Seção64">
        <text:p text:style-name="P51"><text:bookmark text:name="answer-text Copia 44"/><text:span text:style-name="T27">R: </text:span>Amazon DynamoDB</text:p>
      </text:section>
      <text:section text:style-name="Sect1" text:name="Seção65">
        <text:p text:style-name="P34"/>
      </text:section>
      <text:p text:style-name="P3">Pergunta 12</text:p>
      <text:p text:style-name="P3"/>
      <text:section text:style-name="Sect1" text:name="Seção67">
        <text:p text:style-name="P50"><text:bookmark text:name="question-prompt Copia 10"/>Sua empresa está implantando um site no AWS Elastic Beanstalk. A instalação do site leva mais de 45 minutos e contém arquivos estáticos e dinâmicos que devem ser gerados durante o processo de instalação.</text:p>
        <text:p text:style-name="P13">Como Arquiteto de Soluções, você gostaria de reduzir o tempo de criação de uma nova instância na sua implantação do AWS Elastic Beanstalk para menos de 2 minutos. Qual das seguintes opções deve ser combinada para criar uma solução para esse requisito? (Selecione duas)</text:p>
      </text:section>
      <text:section text:style-name="Sect1" text:name="Seção70">
        <text:p text:style-name="P51"><text:bookmark text:name="answer-text Copia 48"/><text:span text:style-name="T14">R: </text:span>Use os dados do usuário do Amazon EC2 para personalizar as partes da instalação dinâmica no momento da inicialização</text:p>
        <text:p text:style-name="P51"/>
      </text:section>
      <text:section text:style-name="Sect1" text:name="Seção72">
        <text:p text:style-name="P51"><text:bookmark text:name="answer-text Copia 50"/><text:span text:style-name="T27">R: </text:span>Crie uma Golden Amazon Machine Image (AMI) com os componentes de instalação estática já configurados</text:p>
        <text:p text:style-name="P31"/>
      </text:section>
      <text:p text:style-name="P3">Pergunta 13<text:span text:style-name="T1"/></text:p>
      <text:section text:style-name="Sect1" text:name="Seção74">
        <text:p text:style-name="P50"/>
        <text:p text:style-name="P50"><text:bookmark text:name="question-prompt Copia 11"/>Uma empresa cresceu de uma pequena startup para uma empresa com mais de 1.000 funcionários. À medida que a equipe crescia, a empresa observou recentemente um comportamento estranho, com as configurações dos buckets do Amazon S3 sendo alteradas regularmente.</text:p>
        <text:p text:style-name="P13">Como você pode descobrir o que está acontecendo sem restringir os direitos dos usuários?</text:p>
      </text:section>
      <text:section text:style-name="Sect1" text:name="Seção75">
        <text:p text:style-name="P51"><text:bookmark text:name="answer-text Copia 51"/><text:span text:style-name="T27">R: </text:span>Use o AWS CloudTrail para analisar chamadas de API</text:p>
      </text:section>
      <text:p text:style-name="P8"/>
      <text:p text:style-name="P3">Pergunta 14</text:p>
      <text:p text:style-name="P3"/>
      <text:section text:style-name="Sect1" text:name="Seção80">
        <text:p text:style-name="P50"><text:bookmark text:name="question-prompt Copia 12"/>Você está trabalhando como Arquiteto de Soluções para uma empresa de processamento de fotos que tem um algoritmo proprietário para compactar uma imagem sem nenhuma perda de qualidade. Devido à eficiência do algoritmo, seus clientes estão dispostos a esperar por uma resposta que carregue suas imagens compactadas de volta. Você também quer processar esses trabalhos de forma assíncrona e escalar rapidamente, para atender à alta demanda. Além disso, você também quer que o trabalho seja repetido em caso de falhas.</text:p>
        <text:p text:style-name="P13">Qual combinação de escolhas você recomenda para minimizar custos e cumprir com os requisitos? (Selecione duas)</text:p>
      </text:section>
      <text:section text:style-name="Sect1" text:name="Seção83">
        <text:p text:style-name="P51"><text:bookmark text:name="answer-text Copia 57"/><text:span text:style-name="T27">R: </text:span>Serviço de fila simples da Amazon (Amazon SQS)</text:p>
      </text:section>
      <text:section text:style-name="Sect1" text:name="Seção84">
        <text:p text:style-name="P51"><text:bookmark text:name="answer-text Copia 58"/><text:span text:style-name="T27">R:</text:span>Instâncias Spot do Amazon EC2</text:p>
      </text:section>
      <text:section text:style-name="Sect1" text:name="Seção85">
        <text:p text:style-name="P34"/>
      </text:section>
      <text:p text:style-name="P3">Pergunta 15</text:p>
      <text:p text:style-name="P3"/>
      <text:section text:style-name="Sect1" text:name="Seção87">
        <text:p text:style-name="P50"><text:bookmark text:name="question-prompt Copia 13"/>Um serviço de hospedagem de fotos publica uma coleção de belas imagens de montanhas, todo mês, que agregam mais de 50 gigabytes de tamanho e são baixadas em todo o mundo. O conteúdo está atualmente hospedado no Amazon EFS e distribuído por instâncias do Elastic Load Balancing (ELB) e do Amazon EC2. O site está enfrentando alta carga todo mês e custos de rede muito altos.</text:p>
        <text:p text:style-name="P13">Como arquiteto de soluções, o que você pode recomendar que não force uma refatoração de aplicativo e reduza drasticamente os custos de rede e a carga do Amazon EC2?</text:p>
      </text:section>
      <text:section text:style-name="Sect1" text:name="Seção89">
        <text:p text:style-name="P52"><text:span text:style-name="T27">R: C</text:span>rie uma distribuição do Amazon CloudFront</text:p>
      </text:section>
      <text:section text:style-name="Sect1" text:name="Seção90">
        <text:p text:style-name="P34"/>
      </text:section>
      <text:p text:style-name="P3">Pergunta 16</text:p>
      <text:p text:style-name="P3"/>
      <text:section text:style-name="Sect1" text:name="Seção93">
        <text:p text:style-name="P50"><text:bookmark text:name="question-prompt Copia 14"/>Como uma empresa de hospedagem de torneios de e-sport, você tem servidores que precisam ser escalonados e estar altamente disponíveis. Portanto, você implantou um Elastic Load Balancing (ELB) com um grupo de Auto Scaling (ASG) em 3 Availability Zones (AZs). Quando os torneios de e-sport estão em andamento, os servidores precisam ser escalonados rapidamente. E quando os torneios terminam, os servidores podem ficar ociosos. Como regra geral, você gostaria de estar altamente disponível, ter capacidade de escalonar e otimizar seus custos.</text:p>
        <text:p text:style-name="P13"><text:soft-page-break/>O que você recomenda? (Selecione duas)</text:p>
      </text:section>
      <text:section text:style-name="Sect1" text:name="Seção95">
        <text:p text:style-name="P51"><text:bookmark text:name="answer-text Copia 65"/><text:span text:style-name="T27">R: </text:span>Use Instâncias Reservadas (RIs) para a capacidade mínima</text:p>
      </text:section>
      <text:section text:style-name="Sect1" text:name="Seção98">
        <text:p text:style-name="P51"><text:bookmark text:name="answer-text Copia 68"/><text:span text:style-name="T27">R: </text:span>Defina a capacidade mínima para 2</text:p>
        <text:p text:style-name="P51"/>
      </text:section>
      <text:p text:style-name="P3">Pergunta 17</text:p>
      <text:section text:style-name="Sect1" text:name="Seção100">
        <text:p text:style-name="P50"/>
        <text:p text:style-name="P50"><text:bookmark text:name="question-prompt Copia 15"/>Uma empresa farmacêutica está procurando uma solução simples para conectar suas VPCs e redes locais por meio de um hub central.</text:p>
        <text:p text:style-name="P13">Como arquiteto de soluções, qual das seguintes opções você sugeriria como a solução que requer MENOR sobrecarga operacional?</text:p>
      </text:section>
      <text:section text:style-name="Sect1" text:name="Seção104">
        <text:p text:style-name="P51"><text:bookmark text:name="answer-text Copia 72"/><text:span text:style-name="T27">R: </text:span>Use o AWS Transit Gateway para conectar as Amazon VPCs às redes locais</text:p>
        <text:p text:style-name="P51"/>
      </text:section>
      <text:p text:style-name="P3">Pergunta 18</text:p>
      <text:section text:style-name="Sect1" text:name="Seção106">
        <text:p text:style-name="P50"><text:bookmark text:name="question-prompt Copia 16"/>Um administrador de sistemas está criando políticas do IAM e anexando-as às identidades do IAM. Após criar as políticas baseadas em identidade necessárias, o administrador agora cria políticas baseadas em recursos.</text:p>
        <text:p text:style-name="P13">Qual é a única política baseada em recursos suportada pelo serviço IAM?</text:p>
      </text:section>
      <text:section text:style-name="Sect1" text:name="Seção107">
        <text:p text:style-name="P51"><text:bookmark text:name="answer-text Copia 73"/><text:span text:style-name="T27">R: </text:span>Política de confiança</text:p>
      </text:section>
      <text:section text:style-name="Sect1" text:name="Seção108">
        <text:p text:style-name="P14"/>
      </text:section>
      <text:p text:style-name="P3">Pergunta 19</text:p>
      <text:section text:style-name="Sect1" text:name="Seção112">
        <text:p text:style-name="P50"/>
        <text:p text:style-name="P50"><text:bookmark text:name="question-prompt Copia 17"/>Uma empresa migrou seu aplicativo de uma arquitetura monolítica para uma arquitetura baseada em microsserviços. A equipe de desenvolvimento atualizou o registro simples do Amazon Route 53 para apontar "myapp.mydomain.com" do antigo Load Balancer para o novo.</text:p>
        <text:p text:style-name="P13">Os usuários ainda não são redirecionados para o novo Load Balancer. O que deu errado na configuração?</text:p>
      </text:section>
      <text:section text:style-name="Sect1" text:name="Seção116">
        <text:p text:style-name="P51"><text:bookmark text:name="answer-text Copia 80"/><text:span text:style-name="T27">R: </text:span>O Time To Live (TTL) ainda está em vigor</text:p>
      </text:section>
      <text:section text:style-name="Sect1" text:name="Seção117">
        <text:p text:style-name="P21"/>
        <text:p text:style-name="P28"/>
      </text:section>
      <text:p text:style-name="P3">Pergunta 20<text:span text:style-name="T20"/></text:p>
      <text:section text:style-name="Sect1" text:name="Seção118">
        <text:p text:style-name="P50"/>
        <text:p text:style-name="P50"><text:bookmark text:name="question-prompt Copia 18"/>Uma empresa deseja adotar uma infraestrutura de nuvem híbrida, utilizando alguns serviços da AWS, como o Amazon S3, juntamente com seu data center local. A empresa deseja uma conexão privada dedicada entre o data center local e a AWS. Em caso de falhas, porém, a empresa precisa garantir o tempo de atividade e está disposta a usar a internet pública para uma conexão criptografada.</text:p>
        <text:p text:style-name="P13">O que você recomenda? (Selecione duas)</text:p>
      </text:section>
      <text:section text:style-name="Sect1" text:name="Seção121">
        <text:p text:style-name="P51"><text:bookmark text:name="answer-text Copia 83"/><text:span text:style-name="T27">R: </text:span>Use a conexão AWS Direct Connect como conexão primária</text:p>
      </text:section>
      <text:section text:style-name="Sect1" text:name="Seção123">
        <text:p text:style-name="P51"><text:bookmark text:name="answer-text Copia 85"/><text:span text:style-name="T27">R: </text:span>Use o AWS Site-to-Site VPN como uma conexão de backup</text:p>
      </text:section>
      <text:section text:style-name="Sect1" text:name="Seção124">
        <text:p text:style-name="P27"/>
      </text:section>
      <text:p text:style-name="P3">Pergunta 21</text:p>
      <text:section text:style-name="Sect1" text:name="Seção125">
        <text:p text:style-name="P50"><text:bookmark text:name="question-prompt Copia 19"/>A infraestrutura de nuvem de uma startup consiste em algumas instâncias do Amazon EC2, instâncias do Amazon RDS e armazenamento no Amazon S3. Após um ano de operação, a startup está incorrendo em custos que parecem altos demais para suas necessidades comerciais.</text:p>
        <text:p text:style-name="P13">Qual das seguintes opções representa uma solução válida de otimização de custos?</text:p>
      </text:section>
      <text:section text:style-name="Sect1" text:name="Seção128">
        <text:p text:style-name="P51"><text:span text:style-name="T27">R: </text:span>Use o AWS Cost Explorer Resource Optimization para obter um relatório de instâncias do Amazon EC2 que estão ociosas ou com baixa utilização e use o AWS Compute Optimizer para analisar recomendações de tipo de instância.</text:p>
      </text:section>
      <text:section text:style-name="Sect1" text:name="Seção129">
        <text:p text:style-name="P16"/>
      </text:section>
      <text:p text:style-name="P3">Pergunta 22</text:p>
      <text:section text:style-name="Sect1" text:name="Seção131">
        <text:p text:style-name="P50"/>
        <text:p text:style-name="P50"><text:bookmark text:name="question-prompt Copia 20"/>Uma empresa de Internet das Coisas (IoT) gostaria de ter um sistema de streaming que realizasse análises em tempo real dos dados de IoT ingeridos. Após a conclusão das análises, a empresa gostaria de enviar notificações para os aplicativos móveis dos proprietários dos dispositivos de IoT.</text:p>
        <text:p text:style-name="P13">Como arquiteto de soluções, qual das seguintes tecnologias da AWS você recomendaria para enviar essas notificações aos aplicativos móveis?</text:p>
      </text:section>
      <text:section text:style-name="Sect1" text:name="Seção133">
        <text:p text:style-name="P51"><text:bookmark text:name="answer-text Copia 91"/><text:span text:style-name="T27">R: </text:span>Amazon Kinesis com Amazon Simple Notification Service (Amazon SNS)</text:p>
      </text:section>
      <text:p text:style-name="P3"><text:soft-page-break/>Pergunta 23</text:p>
      <text:p text:style-name="P3"/>
      <text:section text:style-name="Sect1" text:name="Seção137">
        <text:p text:style-name="P50"><text:bookmark text:name="question-prompt Copia 21"/>Uma empresa de varejo utiliza a Nuvem AWS para gerenciar sua infraestrutura tecnológica. A empresa implantou seu aplicativo web voltado para o consumidor em servidores web baseados no Amazon EC2 e utiliza o banco de dados PostgreSQL do Amazon RDS como armazenamento de dados. O banco de dados PostgreSQL está configurado em uma sub-rede privada que permite tráfego de entrada de instâncias selecionadas do Amazon EC2. O banco de dados também utiliza o AWS Key Management Service (AWS KMS) para criptografar dados em repouso.</text:p>
        <text:p text:style-name="P13">Qual das seguintes etapas você recomendaria para facilitar a segurança de ponta a ponta dos dados em trânsito ao acessar o banco de dados?</text:p>
      </text:section>
      <text:section text:style-name="Sect1" text:name="Seção138">
        <text:p text:style-name="P51"><text:bookmark text:name="answer-text Copia 94"/><text:span text:style-name="T27">R: </text:span>Configurar o Amazon RDS para usar SSL para dados em trânsito</text:p>
      </text:section>
      <text:p text:style-name="P8"/>
      <text:section text:style-name="Sect1" text:name="Seção142">
        <text:p text:style-name="P28"/>
      </text:section>
      <text:p text:style-name="P3">Pergunta 24<text:span text:style-name="T1"/></text:p>
      <text:section text:style-name="Sect1" text:name="Seção143">
        <text:p text:style-name="P39"><text:span text:style-name="T21"/></text:p>
        <text:p text:style-name="P39"><text:bookmark text:name="question-prompt Copia 22"/><text:span text:style-name="T21">Um desenvolvedor em sua empresa configurou uma arquitetura clássica de 2 camadas que consiste em um Application Load Balancer e um grupo de Auto Scaling (ASG) gerenciando uma frota de instâncias do Amazon EC2. O Application Load Balancer é implantado em uma sub-rede de tamanho </text:span><text:span text:style-name="Source_20_Text"><text:span text:style-name="T22">10.0.1.0/24</text:span></text:span><text:span text:style-name="T21">e o grupo de Auto Scaling é implantado em uma sub-rede de tamanho </text:span><text:span text:style-name="Source_20_Text"><text:span text:style-name="T22">10.0.4.0/22</text:span></text:span><text:span text:style-name="T21">.</text:span></text:p>
        <text:p text:style-name="P13">Como arquiteto de soluções, você gostaria de aderir ao pilar de segurança do framework bem-arquitetado. Como você configura o grupo de segurança das instâncias do Amazon EC2 para permitir apenas tráfego vindo do Application Load Balancer?</text:p>
      </text:section>
      <text:section text:style-name="Sect1" text:name="Seção147">
        <text:p text:style-name="P51"><text:bookmark text:name="answer-text Copia 101"/><text:span text:style-name="Source_20_Text"><text:span text:style-name="T18">R: </text:span></text:span><text:span text:style-name="T28">Ad</text:span>icione uma regra para autorizar o grupo de segurança do Application Load Balancer</text:p>
        <text:p text:style-name="P51"/>
      </text:section>
      <text:p text:style-name="P3">Pergunta 25</text:p>
      <text:p text:style-name="P3"/>
      <text:section text:style-name="Sect1" text:name="Seção149">
        <text:p text:style-name="P50"><text:bookmark text:name="question-prompt Copia 23"/>Uma empresa de mídia usa o Amazon ElastiCache Redis para melhorar o desempenho de sua camada de banco de dados Amazon RDS. A empresa quer uma estratégia de recuperação de desastres robusta para sua camada de cache que garanta tempo de inatividade mínimo, bem como perda mínima de dados, ao mesmo tempo em que garante um bom desempenho do aplicativo.</text:p>
        <text:p text:style-name="P13">Qual das seguintes soluções você recomendaria para abordar o caso de uso fornecido?</text:p>
      </text:section>
      <text:section text:style-name="Sect1" text:name="Seção151">
        <text:p text:style-name="P51"><text:bookmark text:name="answer-text Copia 103"/><text:span text:style-name="T27">R: </text:span>Opte pela configuração Multi-AZ com funcionalidade de failover automático para ajudar a mitigar falhas</text:p>
      </text:section>
      <text:p text:style-name="P7"/>
      <text:p text:style-name="P3">Pergunta 26</text:p>
      <text:section text:style-name="Sect1" text:name="Seção155">
        <text:p text:style-name="P50"/>
        <text:p text:style-name="P50"><text:bookmark text:name="question-prompt Copia 24"/>Uma empresa de mídia digital precisa gerenciar uploads de cerca de 1 terabyte cada, de um aplicativo usado por uma empresa parceira.</text:p>
        <text:p text:style-name="P13">Como arquiteto de soluções, como você lidará com o upload desses arquivos para o Amazon S3?</text:p>
      </text:section>
      <text:section text:style-name="Sect1" text:name="Seção156">
        <text:p text:style-name="P51"><text:bookmark text:name="answer-text Copia 106"/><text:span text:style-name="T27">R: </text:span>Use o recurso de upload multiparte do Amazon S3</text:p>
      </text:section>
      <text:p text:style-name="P3"/>
      <text:p text:style-name="P3">Pergunta 27</text:p>
      <text:p text:style-name="P3"/>
      <text:section text:style-name="Sect1" text:name="Seção161">
        <text:p text:style-name="P50"><text:bookmark text:name="question-prompt Copia 25"/>Uma empresa administra um site de namoro popular na Nuvem AWS. Como Arquiteto de Soluções, você projetou a arquitetura do site para seguir um padrão sem servidor na Nuvem AWS usando o Amazon API Gateway e o AWS Lambda. O backend usa um banco de dados Amazon RDS PostgreSQL. Atualmente, o aplicativo usa uma combinação de nome de usuário e senha para conectar a função AWS Lambda ao banco de dados Amazon RDS.</text:p>
        <text:p text:style-name="P13">Você gostaria de melhorar a segurança no nível de autenticação alavancando credenciais de curta duração. O que você escolherá? (Selecione duas)</text:p>
      </text:section>
      <text:p text:style-name="P4">Seleção correta</text:p>
      <text:section text:style-name="Sect1" text:name="Seção162">
        <text:p text:style-name="P51"><text:bookmark text:name="answer-text Copia 110"/><text:span text:style-name="T27">R: </text:span>Anexar uma função AWS Identity and Access Management (IAM) ao AWS Lambda</text:p>
      </text:section>
      <text:section text:style-name="Sect1" text:name="Seção164">
        <text:p text:style-name="P51"><text:bookmark text:name="answer-text Copia 112"/><text:span text:style-name="T27">R: </text:span>Use a autenticação IAM do AWS Lambda para o Amazon RDS PostgreSQL</text:p>
      </text:section>
      <text:p text:style-name="P7"/>
      <text:p text:style-name="P3">Pergunta 28</text:p>
      <text:section text:style-name="Sect1" text:name="Seção168">
        <text:p text:style-name="P50"/>
        <text:p text:style-name="P50"><text:bookmark text:name="question-prompt Copia 26"/>Uma empresa de e-commerce deseja migrar sua aplicação local para a AWS. A aplicação consiste em servidores de aplicação e um banco de dados Microsoft SQL Server. A solução deve resultar na máxima <text:soft-page-break/>disponibilidade possível para a camada de banco de dados, minimizando a sobrecarga operacional e de gerenciamento.</text:p>
        <text:p text:style-name="P13">Como arquiteto de soluções, qual das seguintes opções você recomendaria para atender aos requisitos fornecidos?</text:p>
      </text:section>
      <text:section text:style-name="Sect1" text:name="Seção171">
        <text:p text:style-name="P51"><text:bookmark text:name="answer-text Copia 117"/><text:span text:style-name="T27">R: </text:span>Migrar os dados para o Amazon RDS para banco de dados SQL Server em uma implantação Multi-AZ</text:p>
      </text:section>
      <text:section text:style-name="Sect1" text:name="Seção173">
        <text:p text:style-name="P36"/>
      </text:section>
      <text:p text:style-name="P3">Pergunta 29</text:p>
      <text:p text:style-name="P3"/>
      <text:section text:style-name="Sect1" text:name="Seção174">
        <text:p text:style-name="P50"><text:bookmark text:name="question-prompt Copia 27"/>Uma empresa usa Application Load Balancers em várias regiões da AWS. Os Application Load Balancers recebem tráfego inconsistente que varia ao longo do ano. A equipe de engenharia da empresa precisa permitir os endereços IP dos Application Load Balancers no firewall local para habilitar a conectividade.</text:p>
        <text:p text:style-name="P13">Qual das seguintes opções representa a solução MAIS escalável com alterações mínimas de configuração?</text:p>
      </text:section>
      <text:section text:style-name="Sect1" text:name="Seção178">
        <text:p text:style-name="P51"><text:bookmark text:name="answer-text Copia 122"/><text:span text:style-name="T27">R: </text:span>Configure o AWS Global Accelerator. Registre os Application Load Balancers em diferentes regiões no AWS Global Accelerator. Configure a regra do firewall local para permitir endereços IP estáticos associados ao AWS Global Accelerator</text:p>
      </text:section>
      <text:section text:style-name="Sect1" text:name="Seção179">
        <text:p text:style-name="P21"/>
      </text:section>
      <text:p text:style-name="P3">Pergunta 30</text:p>
      <text:section text:style-name="Sect1" text:name="Seção180">
        <text:p text:style-name="P50"/>
        <text:p text:style-name="P50"><text:bookmark text:name="question-prompt Copia 28"/>A equipe de engenharia de uma empresa líder em comércio eletrônico está prevendo um aumento no tráfego por causa de uma venda relâmpago planejada para o fim de semana. Você estimou que o tráfego da web é 10x. O conteúdo do seu site é altamente dinâmico e muda com muita frequência.</text:p>
        <text:p text:style-name="P13">Como arquiteto de soluções, qual das seguintes opções você recomendaria para garantir que sua infraestrutura seja dimensionada para esse dia?</text:p>
      </text:section>
      <text:section text:style-name="Sect1" text:name="Seção184">
        <text:p text:style-name="P51"><text:bookmark text:name="answer-text Copia 126"/><text:span text:style-name="T27">R: </text:span>Use um grupo de dimensionamento automático</text:p>
      </text:section>
      <text:section text:style-name="Sect1" text:name="Seção185">
        <text:p text:style-name="P21"/>
      </text:section>
      <text:p text:style-name="P3">Pergunta 31</text:p>
      <text:section text:style-name="Sect1" text:name="Seção186">
        <text:p text:style-name="P50"/>
        <text:p text:style-name="P50"><text:bookmark text:name="question-prompt Copia 29"/>Uma empresa de jogos para dispositivos móveis está enfrentando um tráfego intenso de leitura em seu banco de dados Amazon Relational Database Service (Amazon RDS), que recupera pontuações e estatísticas dos jogadores. A empresa está usando um tipo de instância de banco de dados Amazon RDS que não é econômico para seu orçamento. A empresa gostaria de implementar uma estratégia para lidar com o alto volume de tráfego de leitura, reduzir a latência e também reduzir o tamanho da instância para reduzir custos.</text:p>
        <text:p text:style-name="P13">Qual das seguintes soluções você recomenda?</text:p>
      </text:section>
      <text:section text:style-name="Sect1" text:name="Seção187">
        <text:p text:style-name="P51"><text:bookmark text:name="answer-text Copia 127"/><text:span text:style-name="T27">R: </text:span>Configurar o Amazon ElastiCache antes do Amazon RDS</text:p>
      </text:section>
      <text:p text:style-name="P8"/>
      <text:p text:style-name="P3">Pergunta 32</text:p>
      <text:p text:style-name="P3"/>
      <text:section text:style-name="Sect1" text:name="Seção192">
        <text:p text:style-name="P50"><text:bookmark text:name="question-prompt Copia 30"/>Uma empresa deseja conceder acesso a um bucket do Amazon S3 a usuários de sua própria conta na AWS, bem como a usuários de outra conta na AWS. Qual das seguintes opções pode ser usada para atender a esse requisito?</text:p>
      </text:section>
      <text:section text:style-name="Sect1" text:name="Seção195">
        <text:p text:style-name="P51"><text:bookmark text:name="answer-text Copia 133"/><text:span text:style-name="T27">R: </text:span>Use uma política de bucket para conceder permissão aos usuários em sua conta, bem como aos usuários em outra conta</text:p>
      </text:section>
      <text:p text:style-name="P10"/>
      <text:p text:style-name="P3">Pergunta 33</text:p>
      <text:section text:style-name="Sect1" text:name="Seção198">
        <text:p text:style-name="P50"/>
        <text:p text:style-name="P50"><text:bookmark text:name="question-prompt Copia 31"/>A equipe de engenharia de uma empresa global de e-commerce está revisando sua estratégia de recuperação de desastres. A equipe definiu que precisa recuperar rapidamente sua pilha de aplicativos com um Objetivo de Tempo de Recuperação (RTO) de 5 minutos, em todas as regiões da AWS em que o aplicativo é executado. Atualmente, a pilha de aplicativos leva mais de 45 minutos para ser instalada em um sistema Linux.</text:p>
        <text:p text:style-name="P13">Como arquiteto de soluções, qual das seguintes opções você recomendaria como estratégia de recuperação de desastres?</text:p>
      </text:section>
      <text:section text:style-name="Sect1" text:name="Seção199">
        <text:p text:style-name="P51"><text:bookmark text:name="answer-text Copia 135"/><text:span text:style-name="T27">R: </text:span>Crie uma Imagem de Máquina da Amazon (AMI) após instalar o software e copie a AMI para todas as regiões. Use esta AMI específica da região para executar o processo de recuperação nas respectivas regiões.</text:p>
      </text:section>
      <text:p text:style-name="P3"><text:soft-page-break/>Pergunta 34</text:p>
      <text:p text:style-name="P3"/>
      <text:section text:style-name="Sect1" text:name="Seção204">
        <text:p text:style-name="P50"><text:bookmark text:name="question-prompt Copia 32"/>Como parte da migração do data center local para a Nuvem AWS, uma empresa está pensando em usar vários dispositivos da família AWS Snow para mover seus dados locais.</text:p>
        <text:p text:style-name="P13">Qual serviço da família AWS Snow oferece o recurso de clustering de armazenamento?</text:p>
      </text:section>
      <text:section text:style-name="Sect1" text:name="Seção208">
        <text:p text:style-name="P51"><text:bookmark text:name="answer-text Copia 142"/><text:span text:style-name="T27">R: </text:span>AWS Snowball Edge otimizado para computação</text:p>
      </text:section>
      <text:section text:style-name="Sect1" text:name="Seção209">
        <text:p text:style-name="P28"/>
      </text:section>
      <text:p text:style-name="P3">Pergunta 35<text:span text:style-name="T1"/></text:p>
      <text:section text:style-name="Sect1" text:name="Seção210">
        <text:p text:style-name="P50"/>
        <text:p text:style-name="P50"><text:bookmark text:name="question-prompt Copia 33"/>Sua empresa administra um portal da web para conectar desenvolvedores a clientes que precisam de ajuda. Como arquiteto de soluções, você projetou a arquitetura do site para ser totalmente serverless com Amazon API Gateway e AWS Lambda. O backend usa a tabela Amazon DynamoDB. Você gostaria de parabenizar automaticamente seus desenvolvedores por marcos importantes, como - seu primeiro contrato pago. Todos os contratos são armazenados no Amazon DynamoDB.</text:p>
        <text:p text:style-name="P13">Qual recurso do Amazon DynamoDB você pode usar para implementar essa funcionalidade de forma que haja MENOR atraso no envio de notificações automáticas?</text:p>
      </text:section>
      <text:section text:style-name="Sect1" text:name="Seção211">
        <text:p text:style-name="P51"><text:bookmark text:name="answer-text Copia 143"/><text:span text:style-name="T27">R: </text:span>Fluxos do Amazon DynamoDB + AWS Lambda</text:p>
      </text:section>
      <text:section text:style-name="Sect1" text:name="Seção212">
        <text:p text:style-name="P14"/>
      </text:section>
      <text:p text:style-name="P3">Pergunta 36</text:p>
      <text:section text:style-name="Sect1" text:name="Seção216">
        <text:p text:style-name="P50"/>
        <text:p text:style-name="P50"><text:bookmark text:name="question-prompt Copia 34"/>Uma empresa criou recentemente um novo departamento para lidar com sua carga de trabalho de serviços. Uma equipe de TI foi solicitada a criar uma VPC personalizada para isolar os recursos criados neste novo departamento. Eles configuraram a sub-rede pública e o gateway de internet (IGW). No entanto, eles não conseguem fazer ping nas instâncias do Amazon EC2 com endereço IP elástico (EIP) lançado na VPC recém-criada.</text:p>
        <text:p text:style-name="P13">Como um Solution Architect, a equipe solicitou sua ajuda. Como você solucionará esse cenário? (Selecione duas)</text:p>
      </text:section>
      <text:section text:style-name="Sect1" text:name="Seção218">
        <text:p text:style-name="P51"><text:bookmark text:name="answer-text Copia 148"/><text:span text:style-name="T27">R: </text:span>Verifique se a tabela de rotas está configurada com gateway de internet</text:p>
      </text:section>
      <text:section text:style-name="Sect1" text:name="Seção221">
        <text:p text:style-name="P51"><text:bookmark text:name="answer-text Copia 151"/><text:span text:style-name="T27">R: </text:span>Verifique se os grupos de segurança permitem ping da fonte</text:p>
      </text:section>
      <text:section text:style-name="Sect1" text:name="Seção222">
        <text:p text:style-name="P15"/>
      </text:section>
      <text:p text:style-name="P3">Pergunta 37</text:p>
      <text:section text:style-name="Sect1" text:name="Seção223">
        <text:p text:style-name="P50"/>
        <text:p text:style-name="P50"><text:bookmark text:name="question-prompt Copia 35"/>Uma empresa de TI tem um grande número de clientes optando por construir sua interface de programação de aplicativos (API) usando contêineres Docker. Para facilitar a hospedagem desses contêineres, a empresa está analisando vários serviços de orquestração disponíveis com a AWS.</text:p>
        <text:p text:style-name="P13">Como Arquiteto de Soluções, qual das seguintes soluções você sugeriria? (Selecione duas)</text:p>
      </text:section>
      <text:p text:style-name="P4">Seleção correta</text:p>
      <text:section text:style-name="Sect1" text:name="Seção224">
        <text:p text:style-name="P51"><text:bookmark text:name="answer-text Copia 152"/><text:span text:style-name="T27">R: </text:span>Use o Amazon Elastic Kubernetes Service (Amazon EKS) com o AWS Fargate para orquestração sem servidor dos serviços em contêineres</text:p>
      </text:section>
      <text:section text:style-name="Sect1" text:name="Seção226">
        <text:p text:style-name="P51"><text:bookmark text:name="answer-text Copia 154"/><text:span text:style-name="T27">R: </text:span>Use o Amazon Elastic Container Service (Amazon ECS) com o AWS Fargate para orquestração sem servidor dos serviços em contêineres</text:p>
      </text:section>
      <text:p text:style-name="P7"/>
      <text:p text:style-name="P3">Pergunta 38</text:p>
      <text:section text:style-name="Sect1" text:name="Seção230">
        <text:p text:style-name="P39"><text:span text:style-name="T21"/></text:p>
        <text:p text:style-name="P39"><text:bookmark text:name="question-prompt Copia 36"/><text:span text:style-name="T21">Uma empresa de comércio eletrônico copiou 1 petabyte de dados de seu data center local para um bucket do Amazon S3 na </text:span><text:span text:style-name="Source_20_Text"><text:span text:style-name="T22">us-west-1</text:span></text:span><text:span text:style-name="T21">região usando um link do AWS Direct Connect. A empresa agora deseja configurar uma cópia única dos dados para outro bucket do Amazon S3 na </text:span><text:span text:style-name="Source_20_Text"><text:span text:style-name="T22">us-east-1</text:span></text:span><text:span text:style-name="T21">região. O data center local não permite o uso do AWS Snowball.</text:span></text:p>
        <text:p text:style-name="P13">Como Arquiteto de Soluções, qual das seguintes opções pode ser usada para atingir esse objetivo? (Selecione duas)</text:p>
      </text:section>
      <text:section text:style-name="Sect1" text:name="Seção231">
        <text:p text:style-name="P51"><text:bookmark text:name="answer-text Copia 157"/><text:span text:style-name="T27">R: </text:span>Copie os dados do bucket de origem para o bucket de destino usando o comando aws S3 sync</text:p>
      </text:section>
      <text:section text:style-name="Sect1" text:name="Seção234">
        <text:p text:style-name="P51"><text:bookmark text:name="answer-text Copia 160"/><text:span text:style-name="T27">R: </text:span>Configure a replicação em lote do Amazon S3 para copiar objetos entre buckets do Amazon S3 em outra região usando o console do S3 e, em seguida, exclua a configuração de replicação</text:p>
      </text:section>
      <text:p text:style-name="P10"/>
      <text:p text:style-name="P3">Pergunta 39</text:p>
      <text:section text:style-name="Sect1" text:name="Seção237">
        <text:p text:style-name="P50"><text:bookmark text:name="question-prompt Copia 37"/><text:soft-page-break/>Uma empresa de varejo está usando conexões VPN Site-to-Site da AWS para conectividade segura com seus recursos de nuvem da AWS a partir de seu data center local. Devido a um aumento no tráfego nas conexões VPN para a nuvem da AWS, os usuários estão enfrentando conectividade VPN mais lenta.</text:p>
        <text:p text:style-name="P13">Qual das seguintes opções maximizará o rendimento da VPN?</text:p>
      </text:section>
      <text:section text:style-name="Sect1" text:name="Seção239">
        <text:p text:style-name="P51"><text:bookmark text:name="answer-text Copia 163"/><text:span text:style-name="T27">R: </text:span>Crie um AWS Transit Gateway com roteamento multicaminho de custo igual e adicione túneis VPN adicionais</text:p>
      </text:section>
      <text:section text:style-name="Sect1" text:name="Seção240">
        <text:p text:style-name="P51"/>
      </text:section>
      <text:p text:style-name="P3">Pergunta 40</text:p>
      <text:p text:style-name="P3"/>
      <text:section text:style-name="Sect1" text:name="Seção243">
        <text:p text:style-name="P50"><text:bookmark text:name="question-prompt Copia 38"/>Uma empresa líder em comércio eletrônico executa sua infraestrutura de TI na AWS Cloud. A empresa tem um trabalho em lote em execução às 7h diariamente em um banco de dados Amazon RDS. Ela processa pedidos de remessa do dia anterior e geralmente obtém cerca de 2.000 registros que precisam ser processados ​​sequencialmente em um trabalho em lote por meio de um script de shell. O processamento de cada registro leva cerca de 3 segundos.</text:p>
        <text:p text:style-name="P13">Qual plataforma você recomenda para executar esse trabalho em lote?</text:p>
      </text:section>
      <text:section text:style-name="Sect1" text:name="Seção244">
        <text:p text:style-name="P51"><text:bookmark text:name="answer-text Copia 166"/><text:span text:style-name="T27">R: </text:span>Nuvem de computação elástica da Amazon (Amazon EC2)</text:p>
      </text:section>
      <text:p text:style-name="P3"/>
      <text:p text:style-name="P3">Pergunta 41<text:span text:style-name="T1"/></text:p>
      <text:section text:style-name="Sect1" text:name="Seção249">
        <text:p text:style-name="P50"/>
        <text:p text:style-name="P50"><text:bookmark text:name="question-prompt Copia 39"/>A equipe de engenharia de uma empresa está executando cargas de trabalho em lote na Nuvem AWS. A equipe incorporou strings de conexão do banco de dados Amazon RDS em cada servidor web que hospeda o aplicativo principal. Após a falha em uma auditoria de segurança, a equipe está buscando uma abordagem diferente para armazenar os segredos do banco de dados com segurança e rotacionar automaticamente as credenciais do banco de dados.</text:p>
        <text:p text:style-name="P13">Qual das seguintes soluções você recomendaria para atender a esse requisito?</text:p>
      </text:section>
      <text:section text:style-name="Sect1" text:name="Seção251">
        <text:p text:style-name="P51"><text:span text:style-name="T30">R: </text:span>Gerenciador de segredos da AWS</text:p>
      </text:section>
      <text:section text:style-name="Sect1" text:name="Seção252">
        <text:p text:style-name="P34"/>
      </text:section>
      <text:p text:style-name="P3">Pergunta 42</text:p>
      <text:section text:style-name="Sect1" text:name="Seção255">
        <text:p text:style-name="P50"/>
        <text:p text:style-name="P50"><text:bookmark text:name="question-prompt Copia 40"/>Uma empresa observou que seu Volume Elástico do Amazon EBS (io1) representa 90% do custo e os 10% restantes podem ser atribuídos à instância do Amazon EC2. As métricas do Amazon CloudWatch relatam que tanto a instância do Amazon EC2 quanto o volume do Amazon EBS estão subutilizados. As métricas do Amazon CloudWatch também mostram que o volume do Amazon EBS apresenta picos ocasionais de E/S. Toda a infraestrutura é gerenciada pelo AWS CloudFormation.</text:p>
        <text:p text:style-name="P13">Como arquiteto de soluções, o que você propõe para reduzir os custos?</text:p>
      </text:section>
      <text:section text:style-name="Sect1" text:name="Seção259">
        <text:p text:style-name="P51"><text:span text:style-name="T30">R: </text:span>Converter o volume EBS da instância do Amazon EC2 para gp2</text:p>
      </text:section>
      <text:section text:style-name="Sect1" text:name="Seção260">
        <text:p text:style-name="P21"/>
      </text:section>
      <text:p text:style-name="P3">Pergunta 43</text:p>
      <text:section text:style-name="Sect1" text:name="Seção261">
        <text:p text:style-name="P50"/>
        <text:p text:style-name="P50"><text:bookmark text:name="question-prompt Copia 41"/>O que este snippet do AWS CloudFormation faz? (Selecione três)</text:p>
        <text:p text:style-name="P50"/>
        <text:p text:style-name="P1"><text:span text:style-name="Source_20_Text"><text:span text:style-name="T7">SecurityGroupIngress:</text:span></text:span></text:p>
        <text:p text:style-name="P1"><text:span text:style-name="Source_20_Text"><text:span text:style-name="T12"><text:s text:c="5"/></text:span></text:span><text:span text:style-name="Source_20_Text"><text:span text:style-name="T7">- IpProtocol: tcp</text:span></text:span></text:p>
        <text:p text:style-name="P1"><text:span text:style-name="Source_20_Text"><text:span text:style-name="T12"><text:s text:c="7"/></text:span></text:span><text:span text:style-name="Source_20_Text"><text:span text:style-name="T7">FromPort: 80</text:span></text:span></text:p>
        <text:p text:style-name="P1"><text:span text:style-name="Source_20_Text"><text:span text:style-name="T12"><text:s text:c="7"/></text:span></text:span><text:span text:style-name="Source_20_Text"><text:span text:style-name="T7">ToPort: 80</text:span></text:span></text:p>
        <text:p text:style-name="P1"><text:span text:style-name="Source_20_Text"><text:span text:style-name="T12"><text:s text:c="7"/></text:span></text:span><text:span text:style-name="Source_20_Text"><text:span text:style-name="T7">CidrIp: 0.0.0.0/0</text:span></text:span></text:p>
        <text:p text:style-name="P1"><text:span text:style-name="Source_20_Text"><text:span text:style-name="T12"><text:s text:c="5"/></text:span></text:span><text:span text:style-name="Source_20_Text"><text:span text:style-name="T7">- IpProtocol: tcp</text:span></text:span></text:p>
        <text:p text:style-name="P1"><text:span text:style-name="Source_20_Text"><text:span text:style-name="T12"><text:s text:c="7"/></text:span></text:span><text:span text:style-name="Source_20_Text"><text:span text:style-name="T7">FromPort: 22</text:span></text:span></text:p>
        <text:p text:style-name="P1"><text:span text:style-name="Source_20_Text"><text:span text:style-name="T12"><text:s text:c="7"/></text:span></text:span><text:span text:style-name="Source_20_Text"><text:span text:style-name="T7">ToPort: 22</text:span></text:span></text:p>
        <text:p text:style-name="P1"><text:span text:style-name="Source_20_Text"><text:span text:style-name="T12"><text:s text:c="7"/></text:span></text:span><text:span text:style-name="Source_20_Text"><text:span text:style-name="T7">CidrIp: 192.168.1.1/32</text:span></text:span></text:p>
        <text:p text:style-name="P2"/>
      </text:section>
      <text:p text:style-name="P4">Seleção correta</text:p>
      <text:section text:style-name="Sect1" text:name="Seção262">
        <text:p text:style-name="P51"><text:bookmark text:name="answer-text Copia 178"/><text:span text:style-name="T27">R: </text:span>Ele permite que o tráfego flua de um IP na porta 22</text:p>
      </text:section>
      <text:section text:style-name="Sect1" text:name="Seção267">
        <text:p text:style-name="P51"><text:span text:style-name="T27">R: </text:span>Ele configura as regras de entrada de um grupo de segurança</text:p>
      </text:section>
      <text:section text:style-name="Sect1" text:name="Seção268">
        <text:p text:style-name="P51"><text:bookmark text:name="answer-text Copia 184"/><text:span text:style-name="T27">R: </text:span>Permite que qualquer IP passe pela porta HTTP</text:p>
      </text:section>
      <text:section text:style-name="Sect1" text:name="Seção269">
        <text:p text:style-name="P15"/>
        <text:p text:style-name="P28"/>
      </text:section>
      <text:p text:style-name="P3"><text:soft-page-break/>Pergunta 44<text:span text:style-name="T1"/></text:p>
      <text:section text:style-name="Sect1" text:name="Seção270">
        <text:p text:style-name="P50"/>
        <text:p text:style-name="P50"><text:bookmark text:name="question-prompt Copia 42"/>Você está trabalhando para uma empresa de software como serviço (SaaS) como arquiteto de soluções e ajuda a projetar soluções para os clientes da empresa. Um dos clientes é um banco e tem um requisito para colocar um IP público na lista de permissões quando o banco está acessando serviços externos pela internet.</text:p>
        <text:p text:style-name="P13">Qual escolha arquitetônica você recomenda para manter alta disponibilidade, suportar escalonamento para até 10 instâncias e atender aos requisitos do banco?</text:p>
      </text:section>
      <text:section text:style-name="Sect1" text:name="Seção272">
        <text:p text:style-name="P51"><text:bookmark text:name="answer-text Copia 186"/><text:span text:style-name="T27">R: </text:span>Use um balanceador de carga de rede com um grupo de dimensionamento automático</text:p>
      </text:section>
      <text:p text:style-name="P7"/>
      <text:p text:style-name="P3">Pergunta 45</text:p>
      <text:section text:style-name="Sect1" text:name="Seção276">
        <text:p text:style-name="P50"/>
        <text:p text:style-name="P50"><text:bookmark text:name="question-prompt Copia 43"/>Um aplicativo web CRM foi escrito como um monólito em PHP e está enfrentando problemas de escalabilidade devido a gargalos de desempenho. O CTO quer reprojetar para arquitetura de microsserviços e expor seu aplicativo do mesmo balanceador de carga, vinculado a diferentes grupos-alvo com diferentes URLs: checkout.mycorp.com, www.mycorp.com, yourcorp.com/profile e yourcorp.com/search. O CTO gostaria de expor todos esses URLs como endpoints HTTPS para fins de segurança.</text:p>
        <text:p text:style-name="P13">Como arquiteto de soluções, qual das seguintes opções você recomendaria como uma solução que requer esforço MÍNIMO de configuração?</text:p>
      </text:section>
      <text:section text:style-name="Sect1" text:name="Seção278">
        <text:p text:style-name="P51"><text:bookmark text:name="answer-text Copia 190"/><text:span text:style-name="T29">R: </text:span>Use o certificado Secure Sockets Layer (certificado SSL) com SNI</text:p>
      </text:section>
      <text:section text:style-name="Sect1" text:name="Seção279">
        <text:p text:style-name="P34"/>
      </text:section>
      <text:p text:style-name="P3">Pergunta 46</text:p>
      <text:section text:style-name="Sect1" text:name="Seção282">
        <text:p text:style-name="P50"/>
        <text:p text:style-name="P50"><text:bookmark text:name="question-prompt Copia 44"/>Um aplicativo de mídia social de nicho permite que os usuários se conectem com atletas. Como arquiteto de soluções, você projetou a arquitetura do aplicativo para ser totalmente serverless, usando o Amazon API Gateway e o AWS Lambda. O backend utiliza uma tabela do Amazon DynamoDB. Alguns dos atletas famosos que usam o aplicativo são muito populares e, por isso, o Amazon DynamoDB aumentou as unidades de capacidade de leitura (RCUs). Mesmo assim, o aplicativo está apresentando um problema de partição ativa.</text:p>
        <text:p text:style-name="P13">O que você pode fazer para melhorar o desempenho do Amazon DynamoDB e eliminar o problema de partição ativa sem muita refatoração de aplicativos?</text:p>
      </text:section>
      <text:section text:style-name="Sect1" text:name="Seção283">
        <text:p text:style-name="P51"><text:bookmark text:name="answer-text Copia 193"/><text:span text:style-name="T29">R: </text:span>Use o Amazon DynamoDB DAX</text:p>
      </text:section>
      <text:p text:style-name="P8"/>
      <text:section text:style-name="Sect1" text:name="Seção287">
        <text:p text:style-name="P28"/>
      </text:section>
      <text:p text:style-name="P3">Pergunta 47<text:span text:style-name="T1"/></text:p>
      <text:section text:style-name="Sect1" text:name="Seção288">
        <text:p text:style-name="P50"/>
        <text:p text:style-name="P50"><text:bookmark text:name="question-prompt Copia 45"/>Uma empresa de CRM tem um aplicativo de software como serviço (SaaS) que alimenta atualizações para outros aplicativos internos e de terceiros. O aplicativo SaaS e os aplicativos internos estão sendo migrados para usar serviços da AWS para essa comunicação entre aplicativos.</text:p>
        <text:p text:style-name="P13">Como arquiteto de soluções, qual das opções a seguir você sugeriria para desacoplar a arquitetura de forma assíncrona?</text:p>
      </text:section>
      <text:p text:style-name="P4">Resposta correta</text:p>
      <text:section text:style-name="Sect1" text:name="Seção289">
        <text:p text:style-name="P51"><text:bookmark text:name="answer-text Copia 197"/><text:span text:style-name="T29">R: </text:span>Use o Amazon EventBridge para desacoplar a arquitetura do sistema</text:p>
      </text:section>
      <text:section text:style-name="Sect1" text:name="Seção290">
        <text:p text:style-name="P14"/>
      </text:section>
      <text:p text:style-name="P3">Pergunta 48</text:p>
      <text:section text:style-name="Sect1" text:name="Seção294">
        <text:p text:style-name="P50"/>
        <text:p text:style-name="P50"><text:bookmark text:name="question-prompt Copia 46"/>Uma empresa de saúde está avaliando opções de armazenamento no Amazon S3 para atender às diretrizes regulatórias. Os dados devem ser armazenados no Amazon S3 de forma que não possam ser excluídos até que o prazo regulatório expire.</text:p>
        <text:p text:style-name="P13">Como arquiteto de soluções, qual das opções a seguir você recomendaria para o requisito fornecido?</text:p>
      </text:section>
      <text:section text:style-name="Sect1" text:name="Seção295">
        <text:p text:style-name="P51"><text:bookmark text:name="answer-text Copia 201"/>Usar bloqueio de objeto do Amazon S3</text:p>
      </text:section>
      <text:section text:style-name="Sect1" text:name="Seção296">
        <text:p text:style-name="P14"/>
      </text:section>
      <text:p text:style-name="P3">Pergunta 49</text:p>
      <text:section text:style-name="Sect1" text:name="Seção300">
        <text:p text:style-name="P50"/>
        <text:p text:style-name="P50"><text:bookmark text:name="question-prompt Copia 47"/>A equipe de desenvolvimento de uma empresa de mídia social quer lidar com algumas consultas complicadas, como "Qual é o número de curtidas nos vídeos postados pelos amigos do usuário A?".</text:p>
        <text:p text:style-name="P13"><text:soft-page-break/>Como arquiteto de soluções, qual dos seguintes serviços de banco de dados da AWS você sugeriria como o MELHOR para lidar com esses casos de uso?</text:p>
      </text:section>
      <text:section text:style-name="Sect1" text:name="Seção301">
        <text:p text:style-name="P51"><text:bookmark text:name="answer-text Copia 205"/><text:span text:style-name="T29">R: </text:span>Amazon Netuno</text:p>
      </text:section>
      <text:p text:style-name="P8"/>
      <text:p text:style-name="P3">Pergunta 50</text:p>
      <text:p text:style-name="P3"/>
      <text:section text:style-name="Sect1" text:name="Seção306">
        <text:p text:style-name="P50"><text:bookmark text:name="question-prompt Copia 48"/>Um desenvolvedor júnior baixou um exemplo de política de bucket do Amazon S3 para fazer alterações com base nas novas políticas de acesso de toda a empresa. Ele solicitou sua ajuda para entender essa política de bucket.</text:p>
        <text:p text:style-name="P13">Como arquiteto de soluções, qual das seguintes opções você identificaria como a descrição correta para a política em questão?</text:p>
        <text:p text:style-name="P1"><text:span text:style-name="Source_20_Text"><text:span text:style-name="T7">{</text:span></text:span></text:p>
        <text:p text:style-name="P1"><text:span text:style-name="Source_20_Text"><text:span text:style-name="T12"><text:s/></text:span></text:span><text:span text:style-name="Source_20_Text"><text:span text:style-name="T7">"Version": "2012-10-17",</text:span></text:span></text:p>
        <text:p text:style-name="P1"><text:span text:style-name="Source_20_Text"><text:span text:style-name="T12"><text:s/></text:span></text:span><text:span text:style-name="Source_20_Text"><text:span text:style-name="T7">"Id": "S3PolicyId1",</text:span></text:span></text:p>
        <text:p text:style-name="P1"><text:span text:style-name="Source_20_Text"><text:span text:style-name="T12"><text:s/></text:span></text:span><text:span text:style-name="Source_20_Text"><text:span text:style-name="T7">"Statement": [</text:span></text:span></text:p>
        <text:p text:style-name="P1"><text:span text:style-name="Source_20_Text"><text:span text:style-name="T12"><text:s text:c="3"/></text:span></text:span><text:span text:style-name="Source_20_Text"><text:span text:style-name="T7">{</text:span></text:span></text:p>
        <text:p text:style-name="P1"><text:span text:style-name="Source_20_Text"><text:span text:style-name="T12"><text:s text:c="5"/></text:span></text:span><text:span text:style-name="Source_20_Text"><text:span text:style-name="T7">"Sid": "IPAllow",</text:span></text:span></text:p>
        <text:p text:style-name="P1"><text:span text:style-name="Source_20_Text"><text:span text:style-name="T12"><text:s text:c="5"/></text:span></text:span><text:span text:style-name="Source_20_Text"><text:span text:style-name="T7">"Effect": "Allow",</text:span></text:span></text:p>
        <text:p text:style-name="P1"><text:span text:style-name="Source_20_Text"><text:span text:style-name="T12"><text:s text:c="5"/></text:span></text:span><text:span text:style-name="Source_20_Text"><text:span text:style-name="T7">"Principal": "*",</text:span></text:span></text:p>
        <text:p text:style-name="P1"><text:span text:style-name="Source_20_Text"><text:span text:style-name="T12"><text:s text:c="5"/></text:span></text:span><text:span text:style-name="Source_20_Text"><text:span text:style-name="T7">"Action": "s3:*",</text:span></text:span></text:p>
        <text:p text:style-name="P1"><text:span text:style-name="Source_20_Text"><text:span text:style-name="T12"><text:s text:c="5"/></text:span></text:span><text:span text:style-name="Source_20_Text"><text:span text:style-name="T7">"Resource": "arn:aws:s3:::examplebucket/*",</text:span></text:span></text:p>
        <text:p text:style-name="P1"><text:span text:style-name="Source_20_Text"><text:span text:style-name="T12"><text:s text:c="5"/></text:span></text:span><text:span text:style-name="Source_20_Text"><text:span text:style-name="T7">"Condition": {</text:span></text:span></text:p>
        <text:p text:style-name="P1"><text:span text:style-name="Source_20_Text"><text:span text:style-name="T12"><text:s text:c="8"/></text:span></text:span><text:span text:style-name="Source_20_Text"><text:span text:style-name="T7">"IpAddress": {"aws:SourceIp": "54.240.143.0/24"},</text:span></text:span></text:p>
        <text:p text:style-name="P1"><text:span text:style-name="Source_20_Text"><text:span text:style-name="T12"><text:s text:c="8"/></text:span></text:span><text:span text:style-name="Source_20_Text"><text:span text:style-name="T7">"NotIpAddress": {"aws:SourceIp": "54.240.143.188/32"}</text:span></text:span></text:p>
        <text:p text:style-name="P1"><text:span text:style-name="Source_20_Text"><text:span text:style-name="T12"><text:s text:c="5"/></text:span></text:span><text:span text:style-name="Source_20_Text"><text:span text:style-name="T7">}</text:span></text:span></text:p>
        <text:p text:style-name="P1"><text:span text:style-name="Source_20_Text"><text:span text:style-name="T12"><text:s text:c="3"/></text:span></text:span><text:span text:style-name="Source_20_Text"><text:span text:style-name="T7">}</text:span></text:span></text:p>
        <text:p text:style-name="P1"><text:span text:style-name="Source_20_Text"><text:span text:style-name="T12"><text:s/></text:span></text:span><text:span text:style-name="Source_20_Text"><text:span text:style-name="T7">]</text:span></text:span></text:p>
        <text:p text:style-name="P1"><text:span text:style-name="Source_20_Text"><text:span text:style-name="T7">}</text:span></text:span></text:p>
      </text:section>
      <text:p text:style-name="P4"/>
      <text:section text:style-name="Sect1" text:name="Seção307">
        <text:p text:style-name="P51"><text:bookmark text:name="answer-text Copia 209"/><text:span text:style-name="T29">R: </text:span>Ele autoriza um roteamento interdomínio sem classes (CIDR) inteiro, exceto um endereço IP para acessar o bucket do Amazon S3</text:p>
      </text:section>
      <text:section text:style-name="Sect1" text:name="Seção308">
        <text:p text:style-name="P34"/>
      </text:section>
      <text:p text:style-name="P3">Pergunta 51</text:p>
      <text:section text:style-name="Sect1" text:name="Seção312">
        <text:p text:style-name="P50"/>
        <text:p text:style-name="P50"><text:bookmark text:name="question-prompt Copia 49"/>Um Elastic Load Balancer marcou todas as instâncias do Amazon EC2 no grupo de destino como não íntegras. Surpreendentemente, quando um desenvolvedor insere o endereço IP das instâncias do Amazon EC2 no navegador, ele consegue acessar o site.</text:p>
        <text:p text:style-name="P13">Qual poderia ser o motivo pelo qual as instâncias estão sendo marcadas como não íntegras? (Selecione duas)</text:p>
      </text:section>
      <text:section text:style-name="Sect1" text:name="Seção313">
        <text:p text:style-name="P51"><text:bookmark text:name="answer-text Copia 213"/><text:span text:style-name="T29">R: </text:span>A rota para a verificação de integridade está mal configurada</text:p>
      </text:section>
      <text:section text:style-name="Sect1" text:name="Seção317">
        <text:p text:style-name="P51"><text:bookmark text:name="answer-text Copia 217"/><text:span text:style-name="T29">R: </text:span>O grupo de segurança da instância do Amazon EC2 não permite tráfego do grupo de segurança do Application Load Balancer</text:p>
        <text:p text:style-name="P51"/>
      </text:section>
      <text:section text:style-name="Sect1" text:name="Seção318">
        <text:p text:style-name="P28"/>
      </text:section>
      <text:p text:style-name="P3">Pergunta 52<text:span text:style-name="T20"/></text:p>
      <text:section text:style-name="Sect1" text:name="Seção319">
        <text:p text:style-name="P50"/>
        <text:p text:style-name="P50"><text:bookmark text:name="question-prompt Copia 50"/>Uma empresa de mídia social deseja ter a capacidade de alterar dinamicamente o tamanho de uma área geográfica da qual o tráfego é roteado para um recurso de servidor específico.</text:p>
        <text:p text:style-name="P13">Qual recurso do Amazon Route 53 pode ajudar a atingir essa funcionalidade?</text:p>
      </text:section>
      <text:section text:style-name="Sect1" text:name="Seção321">
        <text:p text:style-name="P51"><text:span text:style-name="T30">R: </text:span>Roteamento de geoproximidade</text:p>
      </text:section>
      <text:section text:style-name="Sect1" text:name="Seção322">
        <text:p text:style-name="P34"/>
      </text:section>
      <text:section text:style-name="Sect1" text:name="Seção324">
        <text:p text:style-name="P28"/>
      </text:section>
      <text:p text:style-name="P3">Pergunta 53<text:span text:style-name="T1"/></text:p>
      <text:section text:style-name="Sect1" text:name="Seção325">
        <text:p text:style-name="P50"/>
        <text:p text:style-name="P50"><text:bookmark text:name="question-prompt Copia 51"/>Uma equipe de desenvolvimento configurou o Elastic Load Balancing para roteamento baseado em host. A ideia é dar suporte a vários subdomínios e diferentes domínios de nível superior.</text:p>
        <text:p text:style-name="P13">A regra *.example.com corresponde a qual das seguintes opções?</text:p>
      </text:section>
      <text:section text:style-name="Sect1" text:name="Seção328">
        <text:p text:style-name="P51"><text:soft-page-break/><text:span text:style-name="T30">R:</text:span>teste.exemplo.com</text:p>
      </text:section>
      <text:section text:style-name="Sect1" text:name="Seção329">
        <text:p text:style-name="P16"/>
      </text:section>
      <text:p text:style-name="P3">Pergunta 54</text:p>
      <text:section text:style-name="Sect1" text:name="Seção331">
        <text:p text:style-name="P50"/>
        <text:p text:style-name="P50"><text:bookmark text:name="question-prompt Copia 52"/>Uma empresa desenvolveu um site popular de compartilhamento de fotos usando um padrão sem servidor na Nuvem AWS usando o Amazon API Gateway e o AWS Lambda. O backend usa um banco de dados Amazon RDS PostgreSQL. O site está com alto tráfego de leitura e as funções do AWS Lambda estão colocando uma carga de leitura maior no banco de dados Amazon RDS.</text:p>
        <text:p text:style-name="P13">A equipe de arquitetura está planejando aumentar a taxa de transferência de leitura do banco de dados sem alterar a lógica central do aplicativo. Como Arquiteto de Soluções, o que você recomenda?</text:p>
      </text:section>
      <text:section text:style-name="Sect1" text:name="Seção335">
        <text:p text:style-name="P51"><text:bookmark text:name="answer-text Copia 229"/><text:span text:style-name="T29">R: </text:span>Usar réplicas de leitura do Amazon RDS</text:p>
      </text:section>
      <text:p text:style-name="P12"/>
      <text:p text:style-name="P3">Pergunta 55</text:p>
      <text:section text:style-name="Sect1" text:name="Seção337">
        <text:p text:style-name="P50"/>
        <text:p text:style-name="P50"><text:bookmark text:name="question-prompt Copia 53"/>A equipe de engenharia de uma empresa de e-commerce foi encarregada de migrar para uma arquitetura sem servidor. A equipe quer se concentrar nos principais pontos a serem considerados ao usar o AWS Lambda como base para essa arquitetura.</text:p>
        <text:p text:style-name="P13">Como Arquiteto de Soluções, qual das seguintes opções você identificaria como correta para o requisito fornecido? (Selecione três)</text:p>
      </text:section>
      <text:section text:style-name="Sect1" text:name="Seção339">
        <text:p text:style-name="P49"><text:bookmark text:name="answer-text Copia 231"/><text:span text:style-name="T25">R: </text:span><text:span text:style-name="T23">Como as funções do AWS Lambda podem ser dimensionadas extremamente rápido, é uma boa ideia implantar um alarme do Amazon CloudWatch que notifique sua equipe quando as métricas de função, como </text:span><text:span text:style-name="Source_20_Text"><text:span text:style-name="T19">ConcurrentExecutions</text:span></text:span><text:span text:style-name="T23">ou</text:span><text:span text:style-name="Source_20_Text"><text:span text:style-name="T19">Invocations exceeds the expected threshold</text:span></text:span></text:p>
      </text:section>
      <text:p text:style-name="P4"/>
      <text:section text:style-name="Sect1" text:name="Seção341">
        <text:p text:style-name="P51"><text:bookmark text:name="answer-text Copia 233"/><text:span text:style-name="T29">R: </text:span>Se você pretende reutilizar o código em mais de uma função do AWS Lambda, considere criar uma camada do AWS Lambda para o código reutilizável</text:p>
      </text:section>
      <text:p text:style-name="P4"/>
      <text:section text:style-name="Sect1" text:name="Seção342">
        <text:p text:style-name="P51"><text:span text:style-name="T29">R: </text:span>Por padrão, as funções do AWS Lambda sempre operam a partir de uma VPC de propriedade da AWS e, portanto, têm acesso a qualquer endereço público de internet ou APIs públicas da AWS. Uma vez habilitada para VPC, uma função do AWS Lambda precisará de uma rota por meio de um gateway de Tradução de Endereços de Rede (gateway NAT) em uma sub-rede pública para acessar recursos públicos.</text:p>
      </text:section>
      <text:section text:style-name="Sect1" text:name="Seção343">
        <text:p text:style-name="P16"/>
      </text:section>
      <text:p text:style-name="P3">Pergunta 56</text:p>
      <text:section text:style-name="Sect1" text:name="Seção345">
        <text:p text:style-name="P50"/>
        <text:p text:style-name="P50"><text:bookmark text:name="question-prompt Copia 54"/>Uma empresa de análise de Big Data grava dados e arquivos de log em buckets do Amazon S3. A empresa agora quer transmitir os arquivos de dados existentes, bem como quaisquer atualizações de arquivo em andamento do Amazon S3 para o Amazon Kinesis Data Streams.</text:p>
        <text:p text:style-name="P13">Como arquiteto de soluções, qual das opções a seguir você sugeriria como a maneira mais rápida possível de criar uma solução para esse requisito?</text:p>
      </text:section>
      <text:section text:style-name="Sect1" text:name="Seção347">
        <text:p text:style-name="P51"><text:bookmark text:name="answer-text Copia 237"/><text:span text:style-name="T29">R: </text:span>Aproveite o AWS Database Migration Service (AWS DMS) como uma ponte entre o Amazon S3 e o Amazon Kinesis Data Streams</text:p>
      </text:section>
      <text:p text:style-name="P7"/>
      <text:p text:style-name="P3">Pergunta 57</text:p>
      <text:section text:style-name="Sect1" text:name="Seção351">
        <text:p text:style-name="P50"/>
        <text:p text:style-name="P50"><text:bookmark text:name="question-prompt Copia 55"/>Uma empresa de processamento de Big Data criou uma estrutura de processamento de dados distribuídos que apresenta melhor desempenho se o desempenho da rede entre as máquinas de processamento for alto. O aplicativo precisa ser implantado na AWS, e a empresa considera apenas o desempenho como principal parâmetro.</text:p>
        <text:p text:style-name="P13">Como arquiteto de soluções, qual implantação você recomenda?</text:p>
      </text:section>
      <text:section text:style-name="Sect1" text:name="Seção355">
        <text:p text:style-name="P51"><text:span text:style-name="T30">R: </text:span>Use um grupo de posicionamento de cluster</text:p>
      </text:section>
      <text:section text:style-name="Sect1" text:name="Seção356">
        <text:p text:style-name="P21"/>
      </text:section>
      <text:p text:style-name="P3">Pergunta 58</text:p>
      <text:p text:style-name="P3"/>
      <text:section text:style-name="Sect1" text:name="Seção357">
        <text:p text:style-name="P50"><text:bookmark text:name="question-prompt Copia 56"/>Uma empresa de TI executa uma carga de trabalho de computação de alto desempenho (HPC) na AWS. A carga de trabalho exige alta taxa de transferência de rede e desempenho de rede de baixa latência, além de comunicações nó a nó fortemente acopladas. As instâncias do Amazon EC2 são dimensionadas corretamente para capacidade de computação e armazenamento e são iniciadas usando opções padrão.</text:p>
        <text:p text:style-name="P13">Qual das seguintes soluções pode ser usada para melhorar o desempenho da carga de trabalho?</text:p>
      </text:section>
      <text:section text:style-name="Sect1" text:name="Seção359">
        <text:p text:style-name="P51"><text:bookmark text:name="answer-text Copia 245"/><text:span text:style-name="T29">R: </text:span>Selecione um grupo de posicionamento de cluster ao iniciar instâncias do Amazon EC2</text:p>
      </text:section>
      <text:p text:style-name="P3"><text:soft-page-break/>Pergunta 59</text:p>
      <text:section text:style-name="Sect1" text:name="Seção363">
        <text:p text:style-name="P39"><text:span text:style-name="T21"/></text:p>
        <text:p text:style-name="P39"><text:bookmark text:name="question-prompt Copia 57"/><text:span text:style-name="T21">Você tem um bucket do Amazon S3 que contém arquivos em duas pastas diferentes - </text:span><text:span text:style-name="Source_20_Text"><text:span text:style-name="T22">s3://my-bucket/images</text:span></text:span><text:span text:style-name="T21">e </text:span><text:span text:style-name="Source_20_Text"><text:span text:style-name="T22">s3://my-bucket/thumbnails</text:span></text:span><text:span text:style-name="T21">. Quando uma imagem é carregada pela primeira vez e é nova, ela é visualizada várias vezes. Mas depois de 45 dias, a análise prova que os arquivos de imagem são, em média, raramente solicitados, mas as miniaturas ainda são. Depois de 180 dias, você gostaria de arquivar os arquivos de imagem e as miniaturas. No geral, você gostaria que a solução permanecesse altamente disponível para evitar que desastres acontecessem em uma Zona de Disponibilidade (AZ) inteira.</text:span></text:p>
        <text:p text:style-name="P13">Como você pode implementar uma estratégia de custo eficiente para seu bucket Amazon S3? (Selecione duas)</text:p>
      </text:section>
      <text:section text:style-name="Sect1" text:name="Seção364">
        <text:p text:style-name="P51"><text:bookmark text:name="answer-text Copia 248"/><text:span text:style-name="T29">R: </text:span>Crie uma política de ciclo de vida para fazer a transição de objetos para o Amazon S3 Standard IA usando um prefixo após 45 dias</text:p>
      </text:section>
      <text:p text:style-name="P4"/>
      <text:section text:style-name="Sect1" text:name="Seção368">
        <text:p text:style-name="P51"><text:bookmark text:name="answer-text Copia 252"/><text:span text:style-name="T29">R: </text:span>Crie uma política de ciclo de vida para fazer a transição de todos os objetos para o Amazon S3 Glacier após 180 dias</text:p>
      </text:section>
      <text:section text:style-name="Sect1" text:name="Seção369">
        <text:p text:style-name="P15"/>
      </text:section>
      <text:p text:style-name="P3">Pergunta 60</text:p>
      <text:p text:style-name="P3"/>
      <text:section text:style-name="Sect1" text:name="Seção370">
        <text:p text:style-name="P50"><text:bookmark text:name="question-prompt Copia 58"/>Uma empresa decidiu mover suas cargas de trabalho secundárias, como backups e arquivos, para a nuvem AWS. O CTO deseja mover os dados armazenados em fitas físicas para a nuvem, sem alterar seus fluxos de trabalho atuais de backup de fita. A empresa mantém petabytes de dados em fitas e precisa de uma solução com custo otimizado para mover esses dados para a nuvem.</text:p>
        <text:p text:style-name="P13">Qual é a solução ideal que atende a esses requisitos e ao mesmo tempo mantém os custos no mínimo?</text:p>
      </text:section>
      <text:section text:style-name="Sect1" text:name="Seção372">
        <text:p text:style-name="P51"><text:bookmark text:name="answer-text Copia 254"/><text:span text:style-name="T30">R: </text:span>Use o Tape Gateway, que pode ser usado para mover dados de fita no local para a AWS Cloud. Então, as classes de armazenamento de arquivamento do Amazon S3 podem ser usadas para armazenar dados de forma econômica por anos</text:p>
      </text:section>
      <text:section text:style-name="Sect1" text:name="Seção374">
        <text:p text:style-name="P31"/>
      </text:section>
      <text:p text:style-name="P3">Pergunta 61</text:p>
      <text:p text:style-name="P3"/>
      <text:section text:style-name="Sect1" text:name="Seção376">
        <text:p text:style-name="P50"><text:bookmark text:name="question-prompt Copia 59"/>Uma empresa de compartilhamento de música utiliza um balanceador de carga de rede para direcionar o tráfego para 5 instâncias do Amazon EC2 gerenciadas por um grupo de Auto Scaling. Quando uma música muito popular é lançada, o grupo de Auto Scaling escala para 100 instâncias, e a empresa incorre em altas taxas de rede e computação.</text:p>
        <text:p text:style-name="P13">A empresa quer uma solução para reduzir os custos sem alterar nenhum código do aplicativo. O que você recomenda?</text:p>
      </text:section>
      <text:section text:style-name="Sect1" text:name="Seção378">
        <text:p text:style-name="P51"><text:bookmark text:name="answer-text Copia 258"/><text:span text:style-name="T26">R: </text:span>Use uma distribuição do Amazon CloudFront</text:p>
      </text:section>
      <text:p text:style-name="P9"/>
      <text:p text:style-name="P3">Pergunta 62</text:p>
      <text:section text:style-name="Sect1" text:name="Seção382">
        <text:p text:style-name="P50"/>
        <text:p text:style-name="P50"><text:bookmark text:name="question-prompt Copia 60"/>Uma empresa de compartilhamento de caronas quer usar uma tabela do Amazon DynamoDB para armazenamento de dados. A tabela não será usada durante as horas da noite, enquanto o tráfego de leitura e gravação geralmente será imprevisível durante as horas do dia. Quando picos de tráfego ocorrem, eles acontecem muito rapidamente.</text:p>
        <text:p text:style-name="P13">Qual das seguintes opções você recomendaria como a solução mais adequada?</text:p>
      </text:section>
      <text:section text:style-name="Sect1" text:name="Seção383">
        <text:p text:style-name="P51"><text:bookmark text:name="answer-text Copia 261"/><text:span text:style-name="T26">R: </text:span>Configurar a tabela Amazon DynamoDB no modo de capacidade sob demanda</text:p>
      </text:section>
      <text:section text:style-name="Sect1" text:name="Seção384">
        <text:p text:style-name="P14"/>
      </text:section>
      <text:p text:style-name="P3">Pergunta 63</text:p>
      <text:p text:style-name="P3"/>
      <text:section text:style-name="Sect1" text:name="Seção388">
        <text:p text:style-name="P50"><text:bookmark text:name="question-prompt Copia 61"/>Você desenvolveu uma nova API REST aproveitando os serviços de banco de dados Amazon API Gateway, AWS Lambda e Amazon Aurora. A maior parte da carga de trabalho no site é de leitura pesada. Os dados raramente mudam e é aceitável fornecer aos usuários dados desatualizados por cerca de 24 horas. Recentemente, o site tem enfrentado alta carga e os custos incorridos no banco de dados Aurora têm sido muito altos.</text:p>
        <text:p text:style-name="P13">Como você pode reduzir facilmente os custos e, ao mesmo tempo, melhorar o desempenho, com mudanças mínimas?</text:p>
      </text:section>
      <text:section text:style-name="Sect1" text:name="Seção392">
        <text:p text:style-name="P51"><text:bookmark text:name="answer-text Copia 268"/><text:span text:style-name="T26">R: </text:span>Habilitar cache do Amazon API Gateway</text:p>
      </text:section>
      <text:p text:style-name="P3"><text:soft-page-break/>Pergunta 64</text:p>
      <text:p text:style-name="P3"/>
      <text:section text:style-name="Sect1" text:name="Seção394">
        <text:p text:style-name="P39"><text:bookmark text:name="question-prompt Copia 62"/><text:span text:style-name="T21">O Amazon Route 53 está configurado para rotear tráfego para dois nós do Network Load Balancer pertencentes a duas Zonas de Disponibilidade (AZs): </text:span><text:span text:style-name="Source_20_Text"><text:span text:style-name="T22">AZ-A</text:span></text:span><text:span text:style-name="T21">e </text:span><text:span text:style-name="Source_20_Text"><text:span text:style-name="T22">AZ-B</text:span></text:span><text:span text:style-name="T21">. O balanceamento de carga entre zonas está desabilitado. </text:span><text:span text:style-name="Source_20_Text"><text:span text:style-name="T22">AZ-A</text:span></text:span><text:span text:style-name="T21">tem quatro destinos e </text:span><text:span text:style-name="Source_20_Text"><text:span text:style-name="T22">AZ-B</text:span></text:span><text:span text:style-name="T21">tem seis destinos.</text:span></text:p>
        <text:p text:style-name="P13">Qual das afirmações abaixo é verdadeira sobre a distribuição de tráfego para as instâncias de destino do Amazon Route 53?</text:p>
      </text:section>
      <text:section text:style-name="Sect1" text:name="Seção398">
        <text:p text:style-name="P49"><text:bookmark text:name="answer-text Copia 272"/><text:span text:style-name="T5">R: </text:span><text:span text:style-name="T23">Cada um dos quatro alvos </text:span><text:span text:style-name="Source_20_Text"><text:span text:style-name="T19">AZ-A</text:span></text:span><text:span text:style-name="T23">recebe 12,5% do tráfego</text:span></text:p>
      </text:section>
      <text:section text:style-name="Sect1" text:name="Seção399">
        <text:p text:style-name="P21"/>
      </text:section>
      <text:p text:style-name="P3">Pergunta 65</text:p>
      <text:p text:style-name="P3"/>
      <text:section text:style-name="Sect1" text:name="Seção400">
        <text:p text:style-name="P50"><text:bookmark text:name="question-prompt Copia 63"/>Como Arquiteto de Soluções, você tem a tarefa de projetar uma aplicação distribuída que será executada em várias instâncias do Amazon EC2. Essa aplicação precisa ter o disco local de mais alto desempenho para armazenar dados em cache. Além disso, os dados são copiados por meio de um mecanismo de replicação do Amazon EC2 para o EC2. É aceitável que a instância perca seus dados ao ser interrompida ou encerrada.</text:p>
        <text:p text:style-name="P13">Qual solução de armazenamento você recomenda?</text:p>
      </text:section>
      <text:section text:style-name="Sect1" text:name="Seção403">
        <text:p text:style-name="P51"><text:bookmark text:name="answer-text Copia 275"/><text:span text:style-name="T26">R: </text:span>Loja de Instâncias</text:p>
      </text:section>
      <text:section text:style-name="Sect1" text:name="Seção404">
        <text:p text:style-name="P38"/>
      </text:section>
      <text:section text:style-name="Sect1" text:name="Seção405">
        <text:p text:style-name="P5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Udemy Sans1" svg:font-family="'Udemy Sans',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9T18:40:59.198960790</meta:creation-date>
    <dc:date>2025-04-09T21:25:02.153412323</dc:date>
    <meta:editing-duration>PT2H44M2S</meta:editing-duration>
    <meta:editing-cycles>4</meta:editing-cycles>
    <meta:generator>LibreOffice/7.4.7.2$Linux_X86_64 LibreOffice_project/40$Build-2</meta:generator>
    <meta:document-statistic meta:table-count="0" meta:image-count="0" meta:object-count="0" meta:page-count="13" meta:paragraph-count="305" meta:word-count="5969" meta:character-count="36788" meta:non-whitespace-character-count="31006"/>
  </office:meta>
</office:document-meta>
</file>